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3.2327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1.1126in"/>
    </style:style>
    <style:style style:name="co8" style:family="table-column">
      <style:table-column-properties fo:break-before="auto" style:column-width="1.15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1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Mono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style:font-name="Liberation Mono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7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font-name="Liberation Mono"/>
    </style:style>
    <style:style style:name="ce18" style:family="table-cell" style:parent-style-name="Default" style:data-style-name="N133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20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M-W-W-u-test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ample1</text:p>
          </table:table-cell>
          <table:table-cell office:value-type="string" calcext:value-type="string">
            <text:p>sample2</text:p>
          </table:table-cell>
          <table:table-cell office:value-type="string" calcext:value-type="string">
            <text:p>s1Rank</text:p>
          </table:table-cell>
          <table:table-cell office:value-type="string" calcext:value-type="string">
            <text:p>s2Rank</text:p>
          </table:table-cell>
          <table:table-cell/>
          <table:table-cell office:value-type="string" calcext:value-type="string">
            <text:p>sample1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ple2Low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RG.LIBREOFFICE.RANDBETWEEN.NV([.$H$1];[.$H$2])" office:value-type="float" office:value="33" calcext:value-type="float">
            <text:p>33</text:p>
          </table:table-cell>
          <table:table-cell table:formula="of:=ORG.LIBREOFFICE.RANDBETWEEN.NV([.$J$1];[.$J$2])" office:value-type="float" office:value="19" calcext:value-type="float">
            <text:p>19</text:p>
          </table:table-cell>
          <table:table-cell table:formula="of:=RANK([.B2];[.$B$2:.$C$29];1)+(COUNT([.$B$2:.$C$29])+1-RANK([.B2];[.$B$2:.$C$29];1)-RANK([.B2];[.$B$2:.$C$29];0))/2" office:value-type="float" office:value="51.5" calcext:value-type="float">
            <text:p>51.5</text:p>
          </table:table-cell>
          <table:table-cell table:formula="of:=RANK([.C2];[.$B$2:.$C$29];1)+(COUNT([.$B$2:.$C$29])+1-RANK([.C2];[.$B$2:.$C$29];1)-RANK([.C2];[.$B$2:.$C$29];0))/2" office:value-type="float" office:value="16" calcext:value-type="float">
            <text:p>16</text:p>
          </table:table-cell>
          <table:table-cell/>
          <table:table-cell office:value-type="string" calcext:value-type="string">
            <text:p>sample1Hig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ple2High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M.MICROSOFT.RANK.AVG([.B2];[.$B$2:.$C$29];1)" office:value-type="float" office:value="51.5" calcext:value-type="float">
            <text:p>51.5</text:p>
          </table:table-cell>
          <table:table-cell table:formula="of:=COM.MICROSOFT.RANK.AVG([.C2];[.$B$2:.$C$29];1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ORG.LIBREOFFICE.RANDBETWEEN.NV([.$H$1];[.$H$2])" office:value-type="float" office:value="12" calcext:value-type="float">
            <text:p>12</text:p>
          </table:table-cell>
          <table:table-cell table:formula="of:=ORG.LIBREOFFICE.RANDBETWEEN.NV([.$J$1];[.$J$2])" office:value-type="float" office:value="19" calcext:value-type="float">
            <text:p>19</text:p>
          </table:table-cell>
          <table:table-cell table:formula="of:=RANK([.B3];[.$B$2:.$C$29];1)+(COUNT([.$B$2:.$C$29])+1-RANK([.B3];[.$B$2:.$C$29];1)-RANK([.B3];[.$B$2:.$C$29];0))/2" office:value-type="float" office:value="1" calcext:value-type="float">
            <text:p>1</text:p>
          </table:table-cell>
          <table:table-cell table:formula="of:=RANK([.C3];[.$B$2:.$C$29];1)+(COUNT([.$B$2:.$C$29])+1-RANK([.C3];[.$B$2:.$C$29];1)-RANK([.C3];[.$B$2:.$C$29];0))/2" office:value-type="float" office:value="16" calcext:value-type="float">
            <text:p>16</text:p>
          </table:table-cell>
          <table:table-cell table:number-columns-repeated="6"/>
          <table:table-cell table:formula="of:=COM.MICROSOFT.RANK.AVG([.B3];[.$B$2:.$C$29];1)" office:value-type="float" office:value="1" calcext:value-type="float">
            <text:p>1</text:p>
          </table:table-cell>
          <table:table-cell table:formula="of:=COM.MICROSOFT.RANK.AVG([.C3];[.$B$2:.$C$29];1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14" calcext:value-type="float">
            <text:p>14</text:p>
          </table:table-cell>
          <table:table-cell table:formula="of:=RANK([.B4];[.$B$2:.$C$29];1)+(COUNT([.$B$2:.$C$29])+1-RANK([.B4];[.$B$2:.$C$29];1)-RANK([.B4];[.$B$2:.$C$29];0))/2" office:value-type="float" office:value="34" calcext:value-type="float">
            <text:p>34</text:p>
          </table:table-cell>
          <table:table-cell table:formula="of:=RANK([.C4];[.$B$2:.$C$29];1)+(COUNT([.$B$2:.$C$29])+1-RANK([.C4];[.$B$2:.$C$29];1)-RANK([.C4];[.$B$2:.$C$29];0))/2" office:value-type="float" office:value="3.5" calcext:value-type="float">
            <text:p>3.5</text:p>
          </table:table-cell>
          <table:table-cell table:number-columns-repeated="6"/>
          <table:table-cell table:formula="of:=COM.MICROSOFT.RANK.AVG([.B4];[.$B$2:.$C$29];1)" office:value-type="float" office:value="34" calcext:value-type="float">
            <text:p>34</text:p>
          </table:table-cell>
          <table:table-cell table:formula="of:=COM.MICROSOFT.RANK.AVG([.C4];[.$B$2:.$C$29];1)"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ORG.LIBREOFFICE.RANDBETWEEN.NV([.$H$1];[.$H$2])" office:value-type="float" office:value="21" calcext:value-type="float">
            <text:p>21</text:p>
          </table:table-cell>
          <table:table-cell table:formula="of:=ORG.LIBREOFFICE.RANDBETWEEN.NV([.$J$1];[.$J$2])" office:value-type="float" office:value="17" calcext:value-type="float">
            <text:p>17</text:p>
          </table:table-cell>
          <table:table-cell table:formula="of:=RANK([.B5];[.$B$2:.$C$29];1)+(COUNT([.$B$2:.$C$29])+1-RANK([.B5];[.$B$2:.$C$29];1)-RANK([.B5];[.$B$2:.$C$29];0))/2" office:value-type="float" office:value="20" calcext:value-type="float">
            <text:p>20</text:p>
          </table:table-cell>
          <table:table-cell table:formula="of:=RANK([.C5];[.$B$2:.$C$29];1)+(COUNT([.$B$2:.$C$29])+1-RANK([.C5];[.$B$2:.$C$29];1)-RANK([.C5];[.$B$2:.$C$29];0))/2" office:value-type="float" office:value="10.5" calcext:value-type="float">
            <text:p>10.5</text:p>
          </table:table-cell>
          <table:table-cell/>
          <table:table-cell office:value-type="string" calcext:value-type="string">
            <text:p>R1</text:p>
          </table:table-cell>
          <table:table-cell table:formula="of:=SUM([.D2:.D29])" office:value-type="float" office:value="739" calcext:value-type="float">
            <text:p>739</text:p>
          </table:table-cell>
          <table:table-cell table:number-columns-repeated="3"/>
          <table:table-cell table:formula="of:=COM.MICROSOFT.RANK.AVG([.B5];[.$B$2:.$C$29];1)" office:value-type="float" office:value="20" calcext:value-type="float">
            <text:p>20</text:p>
          </table:table-cell>
          <table:table-cell table:formula="of:=COM.MICROSOFT.RANK.AVG([.C5];[.$B$2:.$C$29];1)"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24" calcext:value-type="float">
            <text:p>24</text:p>
          </table:table-cell>
          <table:table-cell table:formula="of:=RANK([.B6];[.$B$2:.$C$29];1)+(COUNT([.$B$2:.$C$29])+1-RANK([.B6];[.$B$2:.$C$29];1)-RANK([.B6];[.$B$2:.$C$29];0))/2" office:value-type="float" office:value="34" calcext:value-type="float">
            <text:p>34</text:p>
          </table:table-cell>
          <table:table-cell table:formula="of:=RANK([.C6];[.$B$2:.$C$29];1)+(COUNT([.$B$2:.$C$29])+1-RANK([.C6];[.$B$2:.$C$29];1)-RANK([.C6];[.$B$2:.$C$29];0))/2" office:value-type="float" office:value="27" calcext:value-type="float">
            <text:p>27</text:p>
          </table:table-cell>
          <table:table-cell/>
          <table:table-cell office:value-type="string" calcext:value-type="string">
            <text:p>R1</text:p>
          </table:table-cell>
          <table:table-cell table:formula="of:=SUM([.E2:.E29])" office:value-type="float" office:value="857" calcext:value-type="float">
            <text:p>857</text:p>
          </table:table-cell>
          <table:table-cell table:number-columns-repeated="3"/>
          <table:table-cell table:formula="of:=COM.MICROSOFT.RANK.AVG([.B6];[.$B$2:.$C$29];1)" office:value-type="float" office:value="34" calcext:value-type="float">
            <text:p>34</text:p>
          </table:table-cell>
          <table:table-cell table:formula="of:=COM.MICROSOFT.RANK.AVG([.C6];[.$B$2:.$C$29];1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ORG.LIBREOFFICE.RANDBETWEEN.NV([.$H$1];[.$H$2])" office:value-type="float" office:value="31" calcext:value-type="float">
            <text:p>31</text:p>
          </table:table-cell>
          <table:table-cell table:formula="of:=ORG.LIBREOFFICE.RANDBETWEEN.NV([.$J$1];[.$J$2])" office:value-type="float" office:value="31" calcext:value-type="float">
            <text:p>31</text:p>
          </table:table-cell>
          <table:table-cell table:formula="of:=RANK([.B7];[.$B$2:.$C$29];1)+(COUNT([.$B$2:.$C$29])+1-RANK([.B7];[.$B$2:.$C$29];1)-RANK([.B7];[.$B$2:.$C$29];0))/2" office:value-type="float" office:value="44.5" calcext:value-type="float">
            <text:p>44.5</text:p>
          </table:table-cell>
          <table:table-cell table:formula="of:=RANK([.C7];[.$B$2:.$C$29];1)+(COUNT([.$B$2:.$C$29])+1-RANK([.C7];[.$B$2:.$C$29];1)-RANK([.C7];[.$B$2:.$C$29];0))/2" office:value-type="float" office:value="44.5" calcext:value-type="float">
            <text:p>44.5</text:p>
          </table:table-cell>
          <table:table-cell table:number-columns-repeated="6"/>
          <table:table-cell table:formula="of:=COM.MICROSOFT.RANK.AVG([.B7];[.$B$2:.$C$29];1)" office:value-type="float" office:value="44.5" calcext:value-type="float">
            <text:p>44.5</text:p>
          </table:table-cell>
          <table:table-cell table:formula="of:=COM.MICROSOFT.RANK.AVG([.C7];[.$B$2:.$C$29];1)" office:value-type="float" office:value="44.5" calcext:value-type="float">
            <text:p>44.5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ORG.LIBREOFFICE.RANDBETWEEN.NV([.$H$1];[.$H$2])" office:value-type="float" office:value="32" calcext:value-type="float">
            <text:p>32</text:p>
          </table:table-cell>
          <table:table-cell table:formula="of:=ORG.LIBREOFFICE.RANDBETWEEN.NV([.$J$1];[.$J$2])" office:value-type="float" office:value="28" calcext:value-type="float">
            <text:p>28</text:p>
          </table:table-cell>
          <table:table-cell table:formula="of:=RANK([.B8];[.$B$2:.$C$29];1)+(COUNT([.$B$2:.$C$29])+1-RANK([.B8];[.$B$2:.$C$29];1)-RANK([.B8];[.$B$2:.$C$29];0))/2" office:value-type="float" office:value="48" calcext:value-type="float">
            <text:p>48</text:p>
          </table:table-cell>
          <table:table-cell table:formula="of:=RANK([.C8];[.$B$2:.$C$29];1)+(COUNT([.$B$2:.$C$29])+1-RANK([.C8];[.$B$2:.$C$29];1)-RANK([.C8];[.$B$2:.$C$29];0))/2" office:value-type="float" office:value="39" calcext:value-type="float">
            <text:p>39</text:p>
          </table:table-cell>
          <table:table-cell/>
          <table:table-cell office:value-type="string" calcext:value-type="string">
            <text:p>N1</text:p>
          </table:table-cell>
          <table:table-cell table:formula="of:=COUNT([.B2:.B29])" office:value-type="float" office:value="28" calcext:value-type="float">
            <text:p>28</text:p>
          </table:table-cell>
          <table:table-cell table:number-columns-repeated="3"/>
          <table:table-cell table:formula="of:=COM.MICROSOFT.RANK.AVG([.B8];[.$B$2:.$C$29];1)" office:value-type="float" office:value="48" calcext:value-type="float">
            <text:p>48</text:p>
          </table:table-cell>
          <table:table-cell table:formula="of:=COM.MICROSOFT.RANK.AVG([.C8];[.$B$2:.$C$29];1)"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ORG.LIBREOFFICE.RANDBETWEEN.NV([.$H$1];[.$H$2])" office:value-type="float" office:value="20" calcext:value-type="float">
            <text:p>20</text:p>
          </table:table-cell>
          <table:table-cell table:formula="of:=ORG.LIBREOFFICE.RANDBETWEEN.NV([.$J$1];[.$J$2])" office:value-type="float" office:value="28" calcext:value-type="float">
            <text:p>28</text:p>
          </table:table-cell>
          <table:table-cell table:formula="of:=RANK([.B9];[.$B$2:.$C$29];1)+(COUNT([.$B$2:.$C$29])+1-RANK([.B9];[.$B$2:.$C$29];1)-RANK([.B9];[.$B$2:.$C$29];0))/2" office:value-type="float" office:value="18" calcext:value-type="float">
            <text:p>18</text:p>
          </table:table-cell>
          <table:table-cell table:formula="of:=RANK([.C9];[.$B$2:.$C$29];1)+(COUNT([.$B$2:.$C$29])+1-RANK([.C9];[.$B$2:.$C$29];1)-RANK([.C9];[.$B$2:.$C$29];0))/2" office:value-type="float" office:value="39" calcext:value-type="float">
            <text:p>39</text:p>
          </table:table-cell>
          <table:table-cell/>
          <table:table-cell office:value-type="string" calcext:value-type="string">
            <text:p>N2</text:p>
          </table:table-cell>
          <table:table-cell table:formula="of:=COUNT([.C2:.C29])" office:value-type="float" office:value="28" calcext:value-type="float">
            <text:p>28</text:p>
          </table:table-cell>
          <table:table-cell table:number-columns-repeated="3"/>
          <table:table-cell table:formula="of:=COM.MICROSOFT.RANK.AVG([.B9];[.$B$2:.$C$29];1)" office:value-type="float" office:value="18" calcext:value-type="float">
            <text:p>18</text:p>
          </table:table-cell>
          <table:table-cell table:formula="of:=COM.MICROSOFT.RANK.AVG([.C9];[.$B$2:.$C$29];1)" office:value-type="float" office:value="39" calcext:value-type="float">
            <text:p>39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ORG.LIBREOFFICE.RANDBETWEEN.NV([.$H$1];[.$H$2])" office:value-type="float" office:value="30" calcext:value-type="float">
            <text:p>30</text:p>
          </table:table-cell>
          <table:table-cell table:formula="of:=ORG.LIBREOFFICE.RANDBETWEEN.NV([.$J$1];[.$J$2])" office:value-type="float" office:value="24" calcext:value-type="float">
            <text:p>24</text:p>
          </table:table-cell>
          <table:table-cell table:formula="of:=RANK([.B10];[.$B$2:.$C$29];1)+(COUNT([.$B$2:.$C$29])+1-RANK([.B10];[.$B$2:.$C$29];1)-RANK([.B10];[.$B$2:.$C$29];0))/2" office:value-type="float" office:value="42.5" calcext:value-type="float">
            <text:p>42.5</text:p>
          </table:table-cell>
          <table:table-cell table:formula="of:=RANK([.C10];[.$B$2:.$C$29];1)+(COUNT([.$B$2:.$C$29])+1-RANK([.C10];[.$B$2:.$C$29];1)-RANK([.C10];[.$B$2:.$C$29];0))/2" office:value-type="float" office:value="27" calcext:value-type="float">
            <text:p>27</text:p>
          </table:table-cell>
          <table:table-cell table:number-columns-repeated="6"/>
          <table:table-cell table:formula="of:=COM.MICROSOFT.RANK.AVG([.B10];[.$B$2:.$C$29];1)" office:value-type="float" office:value="42.5" calcext:value-type="float">
            <text:p>42.5</text:p>
          </table:table-cell>
          <table:table-cell table:formula="of:=COM.MICROSOFT.RANK.AVG([.C10];[.$B$2:.$C$29];1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ORG.LIBREOFFICE.RANDBETWEEN.NV([.$H$1];[.$H$2])" office:value-type="float" office:value="25" calcext:value-type="float">
            <text:p>25</text:p>
          </table:table-cell>
          <table:table-cell table:formula="of:=ORG.LIBREOFFICE.RANDBETWEEN.NV([.$J$1];[.$J$2])" office:value-type="float" office:value="26" calcext:value-type="float">
            <text:p>26</text:p>
          </table:table-cell>
          <table:table-cell table:formula="of:=RANK([.B11];[.$B$2:.$C$29];1)+(COUNT([.$B$2:.$C$29])+1-RANK([.B11];[.$B$2:.$C$29];1)-RANK([.B11];[.$B$2:.$C$29];0))/2" office:value-type="float" office:value="30" calcext:value-type="float">
            <text:p>30</text:p>
          </table:table-cell>
          <table:table-cell table:formula="of:=RANK([.C11];[.$B$2:.$C$29];1)+(COUNT([.$B$2:.$C$29])+1-RANK([.C11];[.$B$2:.$C$29];1)-RANK([.C11];[.$B$2:.$C$29];0))/2" office:value-type="float" office:value="34" calcext:value-type="float">
            <text:p>34</text:p>
          </table:table-cell>
          <table:table-cell/>
          <table:table-cell office:value-type="string" calcext:value-type="string">
            <text:p>U1</text:p>
          </table:table-cell>
          <table:table-cell table:formula="of:=[.H8]*[.H9]+([.H8]*([.H8]+1)/2)-[.H5]" office:value-type="float" office:value="451" calcext:value-type="float">
            <text:p>451</text:p>
          </table:table-cell>
          <table:table-cell table:number-columns-repeated="3"/>
          <table:table-cell table:formula="of:=COM.MICROSOFT.RANK.AVG([.B11];[.$B$2:.$C$29];1)" office:value-type="float" office:value="30" calcext:value-type="float">
            <text:p>30</text:p>
          </table:table-cell>
          <table:table-cell table:formula="of:=COM.MICROSOFT.RANK.AVG([.C11];[.$B$2:.$C$29];1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ORG.LIBREOFFICE.RANDBETWEEN.NV([.$H$1];[.$H$2])" office:value-type="float" office:value="14" calcext:value-type="float">
            <text:p>14</text:p>
          </table:table-cell>
          <table:table-cell table:formula="of:=ORG.LIBREOFFICE.RANDBETWEEN.NV([.$J$1];[.$J$2])" office:value-type="float" office:value="35" calcext:value-type="float">
            <text:p>35</text:p>
          </table:table-cell>
          <table:table-cell table:formula="of:=RANK([.B12];[.$B$2:.$C$29];1)+(COUNT([.$B$2:.$C$29])+1-RANK([.B12];[.$B$2:.$C$29];1)-RANK([.B12];[.$B$2:.$C$29];0))/2" office:value-type="float" office:value="3.5" calcext:value-type="float">
            <text:p>3.5</text:p>
          </table:table-cell>
          <table:table-cell table:formula="of:=RANK([.C12];[.$B$2:.$C$29];1)+(COUNT([.$B$2:.$C$29])+1-RANK([.C12];[.$B$2:.$C$29];1)-RANK([.C12];[.$B$2:.$C$29];0))/2" office:value-type="float" office:value="54.5" calcext:value-type="float">
            <text:p>54.5</text:p>
          </table:table-cell>
          <table:table-cell/>
          <table:table-cell office:value-type="string" calcext:value-type="string">
            <text:p>U2</text:p>
          </table:table-cell>
          <table:table-cell table:formula="of:=[.H8]*[.H9]+([.H9]*([.H9]+1)/2)-[.H6]" office:value-type="float" office:value="333" calcext:value-type="float">
            <text:p>333</text:p>
          </table:table-cell>
          <table:table-cell table:number-columns-repeated="3"/>
          <table:table-cell table:formula="of:=COM.MICROSOFT.RANK.AVG([.B12];[.$B$2:.$C$29];1)" office:value-type="float" office:value="3.5" calcext:value-type="float">
            <text:p>3.5</text:p>
          </table:table-cell>
          <table:table-cell table:formula="of:=COM.MICROSOFT.RANK.AVG([.C12];[.$B$2:.$C$29];1)" office:value-type="float" office:value="54.5" calcext:value-type="float">
            <text:p>54.5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ORG.LIBREOFFICE.RANDBETWEEN.NV([.$H$1];[.$H$2])" office:value-type="float" office:value="17" calcext:value-type="float">
            <text:p>17</text:p>
          </table:table-cell>
          <table:table-cell table:formula="of:=ORG.LIBREOFFICE.RANDBETWEEN.NV([.$J$1];[.$J$2])" office:value-type="float" office:value="15" calcext:value-type="float">
            <text:p>15</text:p>
          </table:table-cell>
          <table:table-cell table:formula="of:=RANK([.B13];[.$B$2:.$C$29];1)+(COUNT([.$B$2:.$C$29])+1-RANK([.B13];[.$B$2:.$C$29];1)-RANK([.B13];[.$B$2:.$C$29];0))/2" office:value-type="float" office:value="10.5" calcext:value-type="float">
            <text:p>10.5</text:p>
          </table:table-cell>
          <table:table-cell table:formula="of:=RANK([.C13];[.$B$2:.$C$29];1)+(COUNT([.$B$2:.$C$29])+1-RANK([.C13];[.$B$2:.$C$29];1)-RANK([.C13];[.$B$2:.$C$29];0))/2" office:value-type="float" office:value="6" calcext:value-type="float">
            <text:p>6</text:p>
          </table:table-cell>
          <table:table-cell table:number-columns-repeated="6"/>
          <table:table-cell table:formula="of:=COM.MICROSOFT.RANK.AVG([.B13];[.$B$2:.$C$29];1)" office:value-type="float" office:value="10.5" calcext:value-type="float">
            <text:p>10.5</text:p>
          </table:table-cell>
          <table:table-cell table:formula="of:=COM.MICROSOFT.RANK.AVG([.C13];[.$B$2:.$C$29];1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ORG.LIBREOFFICE.RANDBETWEEN.NV([.$H$1];[.$H$2])" office:value-type="float" office:value="15" calcext:value-type="float">
            <text:p>15</text:p>
          </table:table-cell>
          <table:table-cell table:formula="of:=ORG.LIBREOFFICE.RANDBETWEEN.NV([.$J$1];[.$J$2])" office:value-type="float" office:value="35" calcext:value-type="float">
            <text:p>35</text:p>
          </table:table-cell>
          <table:table-cell table:formula="of:=RANK([.B14];[.$B$2:.$C$29];1)+(COUNT([.$B$2:.$C$29])+1-RANK([.B14];[.$B$2:.$C$29];1)-RANK([.B14];[.$B$2:.$C$29];0))/2" office:value-type="float" office:value="6" calcext:value-type="float">
            <text:p>6</text:p>
          </table:table-cell>
          <table:table-cell table:formula="of:=RANK([.C14];[.$B$2:.$C$29];1)+(COUNT([.$B$2:.$C$29])+1-RANK([.C14];[.$B$2:.$C$29];1)-RANK([.C14];[.$B$2:.$C$29];0))/2" office:value-type="float" office:value="54.5" calcext:value-type="float">
            <text:p>54.5</text:p>
          </table:table-cell>
          <table:table-cell/>
          <table:table-cell office:value-type="string" calcext:value-type="string">
            <text:p>U</text:p>
          </table:table-cell>
          <table:table-cell table:formula="of:=MIN([.H11:.H12])" office:value-type="float" office:value="333" calcext:value-type="float">
            <text:p>333</text:p>
          </table:table-cell>
          <table:table-cell table:number-columns-repeated="3"/>
          <table:table-cell table:formula="of:=COM.MICROSOFT.RANK.AVG([.B14];[.$B$2:.$C$29];1)" office:value-type="float" office:value="6" calcext:value-type="float">
            <text:p>6</text:p>
          </table:table-cell>
          <table:table-cell table:formula="of:=COM.MICROSOFT.RANK.AVG([.C14];[.$B$2:.$C$29];1)" office:value-type="float" office:value="54.5" calcext:value-type="float">
            <text:p>54.5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ORG.LIBREOFFICE.RANDBETWEEN.NV([.$H$1];[.$H$2])" office:value-type="float" office:value="21" calcext:value-type="float">
            <text:p>21</text:p>
          </table:table-cell>
          <table:table-cell table:formula="of:=ORG.LIBREOFFICE.RANDBETWEEN.NV([.$J$1];[.$J$2])" office:value-type="float" office:value="23" calcext:value-type="float">
            <text:p>23</text:p>
          </table:table-cell>
          <table:table-cell table:formula="of:=RANK([.B15];[.$B$2:.$C$29];1)+(COUNT([.$B$2:.$C$29])+1-RANK([.B15];[.$B$2:.$C$29];1)-RANK([.B15];[.$B$2:.$C$29];0))/2" office:value-type="float" office:value="20" calcext:value-type="float">
            <text:p>20</text:p>
          </table:table-cell>
          <table:table-cell table:formula="of:=RANK([.C15];[.$B$2:.$C$29];1)+(COUNT([.$B$2:.$C$29])+1-RANK([.C15];[.$B$2:.$C$29];1)-RANK([.C15];[.$B$2:.$C$29];0))/2" office:value-type="float" office:value="23.5" calcext:value-type="float">
            <text:p>23.5</text:p>
          </table:table-cell>
          <table:table-cell table:number-columns-repeated="6"/>
          <table:table-cell table:formula="of:=COM.MICROSOFT.RANK.AVG([.B15];[.$B$2:.$C$29];1)" office:value-type="float" office:value="20" calcext:value-type="float">
            <text:p>20</text:p>
          </table:table-cell>
          <table:table-cell table:formula="of:=COM.MICROSOFT.RANK.AVG([.C15];[.$B$2:.$C$29];1)" office:value-type="float" office:value="23.5" calcext:value-type="float">
            <text:p>23.5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ORG.LIBREOFFICE.RANDBETWEEN.NV([.$H$1];[.$H$2])" office:value-type="float" office:value="18" calcext:value-type="float">
            <text:p>18</text:p>
          </table:table-cell>
          <table:table-cell table:formula="of:=ORG.LIBREOFFICE.RANDBETWEEN.NV([.$J$1];[.$J$2])" office:value-type="float" office:value="33" calcext:value-type="float">
            <text:p>33</text:p>
          </table:table-cell>
          <table:table-cell table:formula="of:=RANK([.B16];[.$B$2:.$C$29];1)+(COUNT([.$B$2:.$C$29])+1-RANK([.B16];[.$B$2:.$C$29];1)-RANK([.B16];[.$B$2:.$C$29];0))/2" office:value-type="float" office:value="13.5" calcext:value-type="float">
            <text:p>13.5</text:p>
          </table:table-cell>
          <table:table-cell table:formula="of:=RANK([.C16];[.$B$2:.$C$29];1)+(COUNT([.$B$2:.$C$29])+1-RANK([.C16];[.$B$2:.$C$29];1)-RANK([.C16];[.$B$2:.$C$29];0))/2" office:value-type="float" office:value="51.5" calcext:value-type="float">
            <text:p>51.5</text:p>
          </table:table-cell>
          <table:table-cell/>
          <table:table-cell office:value-type="string" calcext:value-type="string">
            <text:p>z</text:p>
          </table:table-cell>
          <table:table-cell table:formula="of:=([.H14]-(([.H8]*[.H9])/2))/SQRT([.H8]*[.H9]*([.H8]+[.H9]+1)/12)" office:value-type="float" office:value="-0.966823449883082" calcext:value-type="float">
            <text:p>-0.966823449883082</text:p>
          </table:table-cell>
          <table:table-cell table:number-columns-repeated="3"/>
          <table:table-cell table:formula="of:=COM.MICROSOFT.RANK.AVG([.B16];[.$B$2:.$C$29];1)" office:value-type="float" office:value="13.5" calcext:value-type="float">
            <text:p>13.5</text:p>
          </table:table-cell>
          <table:table-cell table:formula="of:=COM.MICROSOFT.RANK.AVG([.C16];[.$B$2:.$C$29];1)" office:value-type="float" office:value="51.5" calcext:value-type="float">
            <text:p>51.5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ORG.LIBREOFFICE.RANDBETWEEN.NV([.$H$1];[.$H$2])" office:value-type="float" office:value="24" calcext:value-type="float">
            <text:p>24</text:p>
          </table:table-cell>
          <table:table-cell table:formula="of:=ORG.LIBREOFFICE.RANDBETWEEN.NV([.$J$1];[.$J$2])" office:value-type="float" office:value="29" calcext:value-type="float">
            <text:p>29</text:p>
          </table:table-cell>
          <table:table-cell table:formula="of:=RANK([.B17];[.$B$2:.$C$29];1)+(COUNT([.$B$2:.$C$29])+1-RANK([.B17];[.$B$2:.$C$29];1)-RANK([.B17];[.$B$2:.$C$29];0))/2" office:value-type="float" office:value="27" calcext:value-type="float">
            <text:p>27</text:p>
          </table:table-cell>
          <table:table-cell table:formula="of:=RANK([.C17];[.$B$2:.$C$29];1)+(COUNT([.$B$2:.$C$29])+1-RANK([.C17];[.$B$2:.$C$29];1)-RANK([.C17];[.$B$2:.$C$29];0))/2" office:value-type="float" office:value="41" calcext:value-type="float">
            <text:p>41</text:p>
          </table:table-cell>
          <table:table-cell/>
          <table:table-cell office:value-type="string" calcext:value-type="string">
            <text:p>p</text:p>
          </table:table-cell>
          <table:table-cell table:formula="of:=COM.MICROSOFT.NORM.DIST([.H16];0;1;1)*2" office:value-type="float" office:value="0.333632299602311" calcext:value-type="float">
            <text:p>0.333632299602311</text:p>
          </table:table-cell>
          <table:table-cell table:number-columns-repeated="3"/>
          <table:table-cell table:formula="of:=COM.MICROSOFT.RANK.AVG([.B17];[.$B$2:.$C$29];1)" office:value-type="float" office:value="27" calcext:value-type="float">
            <text:p>27</text:p>
          </table:table-cell>
          <table:table-cell table:formula="of:=COM.MICROSOFT.RANK.AVG([.C17];[.$B$2:.$C$29];1)"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24" calcext:value-type="float">
            <text:p>24</text:p>
          </table:table-cell>
          <table:table-cell table:formula="of:=RANK([.B18];[.$B$2:.$C$29];1)+(COUNT([.$B$2:.$C$29])+1-RANK([.B18];[.$B$2:.$C$29];1)-RANK([.B18];[.$B$2:.$C$29];0))/2" office:value-type="float" office:value="34" calcext:value-type="float">
            <text:p>34</text:p>
          </table:table-cell>
          <table:table-cell table:formula="of:=RANK([.C18];[.$B$2:.$C$29];1)+(COUNT([.$B$2:.$C$29])+1-RANK([.C18];[.$B$2:.$C$29];1)-RANK([.C18];[.$B$2:.$C$29];0))/2" office:value-type="float" office:value="27" calcext:value-type="float">
            <text:p>27</text:p>
          </table:table-cell>
          <table:table-cell table:number-columns-repeated="6"/>
          <table:table-cell table:formula="of:=COM.MICROSOFT.RANK.AVG([.B18];[.$B$2:.$C$29];1)" office:value-type="float" office:value="34" calcext:value-type="float">
            <text:p>34</text:p>
          </table:table-cell>
          <table:table-cell table:formula="of:=COM.MICROSOFT.RANK.AVG([.C18];[.$B$2:.$C$29];1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ORG.LIBREOFFICE.RANDBETWEEN.NV([.$H$1];[.$H$2])" office:value-type="float" office:value="28" calcext:value-type="float">
            <text:p>28</text:p>
          </table:table-cell>
          <table:table-cell table:formula="of:=ORG.LIBREOFFICE.RANDBETWEEN.NV([.$J$1];[.$J$2])" office:value-type="float" office:value="15" calcext:value-type="float">
            <text:p>15</text:p>
          </table:table-cell>
          <table:table-cell table:formula="of:=RANK([.B19];[.$B$2:.$C$29];1)+(COUNT([.$B$2:.$C$29])+1-RANK([.B19];[.$B$2:.$C$29];1)-RANK([.B19];[.$B$2:.$C$29];0))/2" office:value-type="float" office:value="39" calcext:value-type="float">
            <text:p>39</text:p>
          </table:table-cell>
          <table:table-cell table:formula="of:=RANK([.C19];[.$B$2:.$C$29];1)+(COUNT([.$B$2:.$C$29])+1-RANK([.C19];[.$B$2:.$C$29];1)-RANK([.C19];[.$B$2:.$C$29];0))/2" office:value-type="float" office:value="6" calcext:value-type="float">
            <text:p>6</text:p>
          </table:table-cell>
          <table:table-cell/>
          <table:table-cell office:value-type="string" calcext:value-type="string">
            <text:p>Result</text:p>
          </table:table-cell>
          <table:table-cell table:formula="of:=IF([.H17]&lt;0.05;&quot;Null hypothesis rejected&quot;;&quot;Null hypothesis can't be rejected&quot;)" office:value-type="string" office:string-value="Null hypothesis can't be rejected" calcext:value-type="string">
            <text:p>Null hypothesis can't be rejected</text:p>
          </table:table-cell>
          <table:table-cell table:number-columns-repeated="3"/>
          <table:table-cell table:formula="of:=COM.MICROSOFT.RANK.AVG([.B19];[.$B$2:.$C$29];1)" office:value-type="float" office:value="39" calcext:value-type="float">
            <text:p>39</text:p>
          </table:table-cell>
          <table:table-cell table:formula="of:=COM.MICROSOFT.RANK.AVG([.C19];[.$B$2:.$C$29];1)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ORG.LIBREOFFICE.RANDBETWEEN.NV([.$H$1];[.$H$2])" office:value-type="float" office:value="30" calcext:value-type="float">
            <text:p>30</text:p>
          </table:table-cell>
          <table:table-cell table:formula="of:=ORG.LIBREOFFICE.RANDBETWEEN.NV([.$J$1];[.$J$2])" office:value-type="float" office:value="35" calcext:value-type="float">
            <text:p>35</text:p>
          </table:table-cell>
          <table:table-cell table:formula="of:=RANK([.B20];[.$B$2:.$C$29];1)+(COUNT([.$B$2:.$C$29])+1-RANK([.B20];[.$B$2:.$C$29];1)-RANK([.B20];[.$B$2:.$C$29];0))/2" office:value-type="float" office:value="42.5" calcext:value-type="float">
            <text:p>42.5</text:p>
          </table:table-cell>
          <table:table-cell table:formula="of:=RANK([.C20];[.$B$2:.$C$29];1)+(COUNT([.$B$2:.$C$29])+1-RANK([.C20];[.$B$2:.$C$29];1)-RANK([.C20];[.$B$2:.$C$29];0))/2" office:value-type="float" office:value="54.5" calcext:value-type="float">
            <text:p>54.5</text:p>
          </table:table-cell>
          <table:table-cell table:number-columns-repeated="6"/>
          <table:table-cell table:formula="of:=COM.MICROSOFT.RANK.AVG([.B20];[.$B$2:.$C$29];1)" office:value-type="float" office:value="42.5" calcext:value-type="float">
            <text:p>42.5</text:p>
          </table:table-cell>
          <table:table-cell table:formula="of:=COM.MICROSOFT.RANK.AVG([.C20];[.$B$2:.$C$29];1)" office:value-type="float" office:value="54.5" calcext:value-type="float">
            <text:p>54.5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ORG.LIBREOFFICE.RANDBETWEEN.NV([.$H$1];[.$H$2])" office:value-type="float" office:value="16" calcext:value-type="float">
            <text:p>16</text:p>
          </table:table-cell>
          <table:table-cell table:formula="of:=ORG.LIBREOFFICE.RANDBETWEEN.NV([.$J$1];[.$J$2])" office:value-type="float" office:value="17" calcext:value-type="float">
            <text:p>17</text:p>
          </table:table-cell>
          <table:table-cell table:formula="of:=RANK([.B21];[.$B$2:.$C$29];1)+(COUNT([.$B$2:.$C$29])+1-RANK([.B21];[.$B$2:.$C$29];1)-RANK([.B21];[.$B$2:.$C$29];0))/2" office:value-type="float" office:value="8" calcext:value-type="float">
            <text:p>8</text:p>
          </table:table-cell>
          <table:table-cell table:formula="of:=RANK([.C21];[.$B$2:.$C$29];1)+(COUNT([.$B$2:.$C$29])+1-RANK([.C21];[.$B$2:.$C$29];1)-RANK([.C21];[.$B$2:.$C$29];0))/2" office:value-type="float" office:value="10.5" calcext:value-type="float">
            <text:p>10.5</text:p>
          </table:table-cell>
          <table:table-cell table:number-columns-repeated="6"/>
          <table:table-cell table:formula="of:=COM.MICROSOFT.RANK.AVG([.B21];[.$B$2:.$C$29];1)" office:value-type="float" office:value="8" calcext:value-type="float">
            <text:p>8</text:p>
          </table:table-cell>
          <table:table-cell table:formula="of:=COM.MICROSOFT.RANK.AVG([.C21];[.$B$2:.$C$29];1)" office:value-type="float" office:value="10.5" calcext:value-type="float">
            <text:p>10.5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ORG.LIBREOFFICE.RANDBETWEEN.NV([.$H$1];[.$H$2])" office:value-type="float" office:value="22" calcext:value-type="float">
            <text:p>22</text:p>
          </table:table-cell>
          <table:table-cell table:formula="of:=ORG.LIBREOFFICE.RANDBETWEEN.NV([.$J$1];[.$J$2])" office:value-type="float" office:value="26" calcext:value-type="float">
            <text:p>26</text:p>
          </table:table-cell>
          <table:table-cell table:formula="of:=RANK([.B22];[.$B$2:.$C$29];1)+(COUNT([.$B$2:.$C$29])+1-RANK([.B22];[.$B$2:.$C$29];1)-RANK([.B22];[.$B$2:.$C$29];0))/2" office:value-type="float" office:value="22" calcext:value-type="float">
            <text:p>22</text:p>
          </table:table-cell>
          <table:table-cell table:formula="of:=RANK([.C22];[.$B$2:.$C$29];1)+(COUNT([.$B$2:.$C$29])+1-RANK([.C22];[.$B$2:.$C$29];1)-RANK([.C22];[.$B$2:.$C$29];0))/2" office:value-type="float" office:value="34" calcext:value-type="float">
            <text:p>34</text:p>
          </table:table-cell>
          <table:table-cell table:number-columns-repeated="6"/>
          <table:table-cell table:formula="of:=COM.MICROSOFT.RANK.AVG([.B22];[.$B$2:.$C$29];1)" office:value-type="float" office:value="22" calcext:value-type="float">
            <text:p>22</text:p>
          </table:table-cell>
          <table:table-cell table:formula="of:=COM.MICROSOFT.RANK.AVG([.C22];[.$B$2:.$C$29];1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ORG.LIBREOFFICE.RANDBETWEEN.NV([.$H$1];[.$H$2])" office:value-type="float" office:value="13" calcext:value-type="float">
            <text:p>13</text:p>
          </table:table-cell>
          <table:table-cell table:formula="of:=ORG.LIBREOFFICE.RANDBETWEEN.NV([.$J$1];[.$J$2])" office:value-type="float" office:value="35" calcext:value-type="float">
            <text:p>35</text:p>
          </table:table-cell>
          <table:table-cell table:formula="of:=RANK([.B23];[.$B$2:.$C$29];1)+(COUNT([.$B$2:.$C$29])+1-RANK([.B23];[.$B$2:.$C$29];1)-RANK([.B23];[.$B$2:.$C$29];0))/2" office:value-type="float" office:value="2" calcext:value-type="float">
            <text:p>2</text:p>
          </table:table-cell>
          <table:table-cell table:formula="of:=RANK([.C23];[.$B$2:.$C$29];1)+(COUNT([.$B$2:.$C$29])+1-RANK([.C23];[.$B$2:.$C$29];1)-RANK([.C23];[.$B$2:.$C$29];0))/2" office:value-type="float" office:value="54.5" calcext:value-type="float">
            <text:p>54.5</text:p>
          </table:table-cell>
          <table:table-cell table:number-columns-repeated="6"/>
          <table:table-cell table:formula="of:=COM.MICROSOFT.RANK.AVG([.B23];[.$B$2:.$C$29];1)" office:value-type="float" office:value="2" calcext:value-type="float">
            <text:p>2</text:p>
          </table:table-cell>
          <table:table-cell table:formula="of:=COM.MICROSOFT.RANK.AVG([.C23];[.$B$2:.$C$29];1)" office:value-type="float" office:value="54.5" calcext:value-type="float">
            <text:p>54.5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ORG.LIBREOFFICE.RANDBETWEEN.NV([.$H$1];[.$H$2])" office:value-type="float" office:value="32" calcext:value-type="float">
            <text:p>32</text:p>
          </table:table-cell>
          <table:table-cell table:formula="of:=ORG.LIBREOFFICE.RANDBETWEEN.NV([.$J$1];[.$J$2])" office:value-type="float" office:value="32" calcext:value-type="float">
            <text:p>32</text:p>
          </table:table-cell>
          <table:table-cell table:formula="of:=RANK([.B24];[.$B$2:.$C$29];1)+(COUNT([.$B$2:.$C$29])+1-RANK([.B24];[.$B$2:.$C$29];1)-RANK([.B24];[.$B$2:.$C$29];0))/2" office:value-type="float" office:value="48" calcext:value-type="float">
            <text:p>48</text:p>
          </table:table-cell>
          <table:table-cell table:formula="of:=RANK([.C24];[.$B$2:.$C$29];1)+(COUNT([.$B$2:.$C$29])+1-RANK([.C24];[.$B$2:.$C$29];1)-RANK([.C24];[.$B$2:.$C$29];0))/2" office:value-type="float" office:value="48" calcext:value-type="float">
            <text:p>48</text:p>
          </table:table-cell>
          <table:table-cell table:number-columns-repeated="6"/>
          <table:table-cell table:formula="of:=COM.MICROSOFT.RANK.AVG([.B24];[.$B$2:.$C$29];1)" office:value-type="float" office:value="48" calcext:value-type="float">
            <text:p>48</text:p>
          </table:table-cell>
          <table:table-cell table:formula="of:=COM.MICROSOFT.RANK.AVG([.C24];[.$B$2:.$C$29];1)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ORG.LIBREOFFICE.RANDBETWEEN.NV([.$H$1];[.$H$2])" office:value-type="float" office:value="21" calcext:value-type="float">
            <text:p>21</text:p>
          </table:table-cell>
          <table:table-cell table:formula="of:=ORG.LIBREOFFICE.RANDBETWEEN.NV([.$J$1];[.$J$2])" office:value-type="float" office:value="32" calcext:value-type="float">
            <text:p>32</text:p>
          </table:table-cell>
          <table:table-cell table:formula="of:=RANK([.B25];[.$B$2:.$C$29];1)+(COUNT([.$B$2:.$C$29])+1-RANK([.B25];[.$B$2:.$C$29];1)-RANK([.B25];[.$B$2:.$C$29];0))/2" office:value-type="float" office:value="20" calcext:value-type="float">
            <text:p>20</text:p>
          </table:table-cell>
          <table:table-cell table:formula="of:=RANK([.C25];[.$B$2:.$C$29];1)+(COUNT([.$B$2:.$C$29])+1-RANK([.C25];[.$B$2:.$C$29];1)-RANK([.C25];[.$B$2:.$C$29];0))/2" office:value-type="float" office:value="48" calcext:value-type="float">
            <text:p>48</text:p>
          </table:table-cell>
          <table:table-cell table:number-columns-repeated="6"/>
          <table:table-cell table:formula="of:=COM.MICROSOFT.RANK.AVG([.B25];[.$B$2:.$C$29];1)" office:value-type="float" office:value="20" calcext:value-type="float">
            <text:p>20</text:p>
          </table:table-cell>
          <table:table-cell table:formula="of:=COM.MICROSOFT.RANK.AVG([.C25];[.$B$2:.$C$29];1)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ORG.LIBREOFFICE.RANDBETWEEN.NV([.$H$1];[.$H$2])" office:value-type="float" office:value="26" calcext:value-type="float">
            <text:p>26</text:p>
          </table:table-cell>
          <table:table-cell table:formula="of:=ORG.LIBREOFFICE.RANDBETWEEN.NV([.$J$1];[.$J$2])" office:value-type="float" office:value="23" calcext:value-type="float">
            <text:p>23</text:p>
          </table:table-cell>
          <table:table-cell table:formula="of:=RANK([.B26];[.$B$2:.$C$29];1)+(COUNT([.$B$2:.$C$29])+1-RANK([.B26];[.$B$2:.$C$29];1)-RANK([.B26];[.$B$2:.$C$29];0))/2" office:value-type="float" office:value="34" calcext:value-type="float">
            <text:p>34</text:p>
          </table:table-cell>
          <table:table-cell table:formula="of:=RANK([.C26];[.$B$2:.$C$29];1)+(COUNT([.$B$2:.$C$29])+1-RANK([.C26];[.$B$2:.$C$29];1)-RANK([.C26];[.$B$2:.$C$29];0))/2" office:value-type="float" office:value="23.5" calcext:value-type="float">
            <text:p>23.5</text:p>
          </table:table-cell>
          <table:table-cell table:number-columns-repeated="6"/>
          <table:table-cell table:formula="of:=COM.MICROSOFT.RANK.AVG([.B26];[.$B$2:.$C$29];1)" office:value-type="float" office:value="34" calcext:value-type="float">
            <text:p>34</text:p>
          </table:table-cell>
          <table:table-cell table:formula="of:=COM.MICROSOFT.RANK.AVG([.C26];[.$B$2:.$C$29];1)" office:value-type="float" office:value="23.5" calcext:value-type="float">
            <text:p>23.5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ORG.LIBREOFFICE.RANDBETWEEN.NV([.$H$1];[.$H$2])" office:value-type="float" office:value="32" calcext:value-type="float">
            <text:p>32</text:p>
          </table:table-cell>
          <table:table-cell table:formula="of:=ORG.LIBREOFFICE.RANDBETWEEN.NV([.$J$1];[.$J$2])" office:value-type="float" office:value="18" calcext:value-type="float">
            <text:p>18</text:p>
          </table:table-cell>
          <table:table-cell table:formula="of:=RANK([.B27];[.$B$2:.$C$29];1)+(COUNT([.$B$2:.$C$29])+1-RANK([.B27];[.$B$2:.$C$29];1)-RANK([.B27];[.$B$2:.$C$29];0))/2" office:value-type="float" office:value="48" calcext:value-type="float">
            <text:p>48</text:p>
          </table:table-cell>
          <table:table-cell table:formula="of:=RANK([.C27];[.$B$2:.$C$29];1)+(COUNT([.$B$2:.$C$29])+1-RANK([.C27];[.$B$2:.$C$29];1)-RANK([.C27];[.$B$2:.$C$29];0))/2" office:value-type="float" office:value="13.5" calcext:value-type="float">
            <text:p>13.5</text:p>
          </table:table-cell>
          <table:table-cell table:number-columns-repeated="6"/>
          <table:table-cell table:formula="of:=COM.MICROSOFT.RANK.AVG([.B27];[.$B$2:.$C$29];1)" office:value-type="float" office:value="48" calcext:value-type="float">
            <text:p>48</text:p>
          </table:table-cell>
          <table:table-cell table:formula="of:=COM.MICROSOFT.RANK.AVG([.C27];[.$B$2:.$C$29];1)"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ORG.LIBREOFFICE.RANDBETWEEN.NV([.$H$1];[.$H$2])" office:value-type="float" office:value="17" calcext:value-type="float">
            <text:p>17</text:p>
          </table:table-cell>
          <table:table-cell table:formula="of:=ORG.LIBREOFFICE.RANDBETWEEN.NV([.$J$1];[.$J$2])" office:value-type="float" office:value="19" calcext:value-type="float">
            <text:p>19</text:p>
          </table:table-cell>
          <table:table-cell table:formula="of:=RANK([.B28];[.$B$2:.$C$29];1)+(COUNT([.$B$2:.$C$29])+1-RANK([.B28];[.$B$2:.$C$29];1)-RANK([.B28];[.$B$2:.$C$29];0))/2" office:value-type="float" office:value="10.5" calcext:value-type="float">
            <text:p>10.5</text:p>
          </table:table-cell>
          <table:table-cell table:formula="of:=RANK([.C28];[.$B$2:.$C$29];1)+(COUNT([.$B$2:.$C$29])+1-RANK([.C28];[.$B$2:.$C$29];1)-RANK([.C28];[.$B$2:.$C$29];0))/2" office:value-type="float" office:value="16" calcext:value-type="float">
            <text:p>16</text:p>
          </table:table-cell>
          <table:table-cell table:number-columns-repeated="6"/>
          <table:table-cell table:formula="of:=COM.MICROSOFT.RANK.AVG([.B28];[.$B$2:.$C$29];1)" office:value-type="float" office:value="10.5" calcext:value-type="float">
            <text:p>10.5</text:p>
          </table:table-cell>
          <table:table-cell table:formula="of:=COM.MICROSOFT.RANK.AVG([.C28];[.$B$2:.$C$29];1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ORG.LIBREOFFICE.RANDBETWEEN.NV([.$H$1];[.$H$2])" office:value-type="float" office:value="24" calcext:value-type="float">
            <text:p>24</text:p>
          </table:table-cell>
          <table:table-cell table:formula="of:=ORG.LIBREOFFICE.RANDBETWEEN.NV([.$J$1];[.$J$2])" office:value-type="float" office:value="26" calcext:value-type="float">
            <text:p>26</text:p>
          </table:table-cell>
          <table:table-cell table:formula="of:=RANK([.B29];[.$B$2:.$C$29];1)+(COUNT([.$B$2:.$C$29])+1-RANK([.B29];[.$B$2:.$C$29];1)-RANK([.B29];[.$B$2:.$C$29];0))/2" office:value-type="float" office:value="27" calcext:value-type="float">
            <text:p>27</text:p>
          </table:table-cell>
          <table:table-cell table:formula="of:=RANK([.C29];[.$B$2:.$C$29];1)+(COUNT([.$B$2:.$C$29])+1-RANK([.C29];[.$B$2:.$C$29];1)-RANK([.C29];[.$B$2:.$C$29];0))/2" office:value-type="float" office:value="34" calcext:value-type="float">
            <text:p>34</text:p>
          </table:table-cell>
          <table:table-cell table:number-columns-repeated="6"/>
          <table:table-cell table:formula="of:=COM.MICROSOFT.RANK.AVG([.B29];[.$B$2:.$C$29];1)" office:value-type="float" office:value="27" calcext:value-type="float">
            <text:p>27</text:p>
          </table:table-cell>
          <table:table-cell table:formula="of:=COM.MICROSOFT.RANK.AVG([.C29];[.$B$2:.$C$29];1)" office:value-type="float" office:value="34" calcext:value-type="float">
            <text:p>34</text:p>
          </table:table-cell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-test" table:style-name="ta1">
        <table:table-column table:style-name="co5" table:default-cell-style-name="ce10"/>
        <table:table-column table:style-name="co2" table:default-cell-style-name="ce10"/>
        <table:table-column table:style-name="co6" table:default-cell-style-name="ce10"/>
        <table:table-column table:style-name="co2" table:number-columns-repeated="2" table:default-cell-style-name="ce10"/>
        <table:table-column table:style-name="co7" table:default-cell-style-name="ce10"/>
        <table:table-column table:style-name="co2" table:number-columns-repeated="5" table:default-cell-style-name="ce10"/>
        <table:table-column table:style-name="co8" table:default-cell-style-name="ce10"/>
        <table:table-column table:style-name="co2" table:number-columns-repeated="1009" table:default-cell-style-name="ce10"/>
        <table:table-column table:style-name="co2" table:default-cell-style-name="ce20"/>
        <table:table-row table:style-name="ro2">
          <table:table-cell/>
          <table:table-cell office:value-type="string" calcext:value-type="string">
            <text:p>Nam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trol</text:p>
          </table:table-cell>
          <table:table-cell table:style-name="ce17" office:value-type="string" calcext:value-type="string">
            <text:p>User data</text:p>
          </table:table-cell>
          <table:table-cell office:value-type="string" calcext:value-type="string">
            <text:p>Sample 1 min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Sample 1</text:p>
          </table:table-cell>
          <table:table-cell/>
          <table:table-cell office:value-type="string" calcext:value-type="string">
            <text:p>Sample 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umber of <text:s/>observations in sample 1</text:p>
          </table:table-cell>
          <table:table-cell office:value-type="string" calcext:value-type="string">
            <text:p>n1</text:p>
          </table:table-cell>
          <table:table-cell table:formula="of:=COUNT([.I3:.I2051])" office:value-type="float" office:value="28" calcext:value-type="float">
            <text:p>28</text:p>
          </table:table-cell>
          <table:table-cell table:formula="of:=COM.MICROSOFT.IFS([.C2]&gt;=3;&quot;ok&quot;;[.C2]&gt;=2;&quot;attention&quot;;[.C2]&lt;2;&quot;failed&quot;)" office:value-type="string" office:string-value="ok" calcext:value-type="string">
            <text:p>ok</text:p>
          </table:table-cell>
          <table:table-cell table:style-name="ce13" office:value-type="string" calcext:value-type="string">
            <text:p>Results</text:p>
          </table:table-cell>
          <table:table-cell office:value-type="string" calcext:value-type="string">
            <text:p>Sample 1 ma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Total Rank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otal Rank</text:p>
          </table:table-cell>
          <table:table-cell office:value-type="string" calcext:value-type="string">
            <text:p>Rank Step</text:p>
          </table:table-cell>
          <table:table-cell office:value-type="string" calcext:value-type="string">
            <text:p>Ties-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Ties-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umber of <text:s/>observations in sample 2</text:p>
          </table:table-cell>
          <table:table-cell office:value-type="string" calcext:value-type="string">
            <text:p>n2</text:p>
          </table:table-cell>
          <table:table-cell table:formula="of:=COUNT([.J3:.J2051])" office:value-type="float" office:value="28" calcext:value-type="float">
            <text:p>28</text:p>
          </table:table-cell>
          <table:table-cell table:formula="of:=COM.MICROSOFT.IFS([.C3]&gt;=3;&quot;ok&quot;;[.C3]&gt;=2;&quot;attention&quot;;[.C3]&lt;2;&quot;failed&quot;)" office:value-type="string" office:string-value="ok" calcext:value-type="string">
            <text:p>ok</text:p>
          </table:table-cell>
          <table:table-cell/>
          <table:table-cell office:value-type="string" calcext:value-type="string">
            <text:p>Sample 2 min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7" table:formula="of:=ORG.LIBREOFFICE.RANDBETWEEN.NV([.$G$1];[.$G$2])" office:value-type="float" office:value="27" calcext:value-type="float">
            <text:p>27</text:p>
          </table:table-cell>
          <table:table-cell table:style-name="ce17" table:formula="of:=ORG.LIBREOFFICE.RANDBETWEEN.NV([.$G$3];[.$G$4])" office:value-type="float" office:value="27" calcext:value-type="float">
            <text:p>27</text:p>
          </table:table-cell>
          <table:table-cell/>
          <table:table-cell table:formula="of:=[.I3]" office:value-type="float" office:value="27" calcext:value-type="float">
            <text:p>27</text:p>
          </table:table-cell>
          <table:table-cell table:style-name="ce18" table:formula="of:=COM.MICROSOFT.RANK.AVG([.L3];[.$I$3:.$J$2051];1)" office:value-type="float" office:value="37" calcext:value-type="float">
            <text:p>37.0</text:p>
          </table:table-cell>
          <table:table-cell table:formula="of:=[.J3]" office:value-type="float" office:value="27" calcext:value-type="float">
            <text:p>27</text:p>
          </table:table-cell>
          <table:table-cell table:formula="of:=COM.MICROSOFT.RANK.AVG([.N3];[.$I$3:.$J$2050];1)" office:value-type="float" office:value="37" calcext:value-type="float">
            <text:p>37</text:p>
          </table:table-cell>
          <table:table-cell table:formula="of:=[.G8]" office:value-type="float" office:value="1.5" calcext:value-type="float">
            <text:p>1.5</text:p>
          </table:table-cell>
          <table:table-cell table:formula="of:=COUNTIF([.$R$3:.$S$30];[.P3])" office:value-type="float" office:value="2" calcext:value-type="float">
            <text:p>2</text:p>
          </table:table-cell>
          <table:table-cell table:style-name="ce18" table:formula="of:=[.M3]" office:value-type="float" office:value="37" calcext:value-type="float">
            <text:p>37.0</text:p>
          </table:table-cell>
          <table:table-cell table:formula="of:=[.O3]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umber of <text:s/>observations in smaller sample</text:p>
          </table:table-cell>
          <table:table-cell/>
          <table:table-cell table:formula="of:=MIN([.$C$2:.$C$3])" office:value-type="float" office:value="28" calcext:value-type="float">
            <text:p>28</text:p>
          </table:table-cell>
          <table:table-cell table:formula="of:=COM.MICROSOFT.IFS([.C4]&gt;=3;&quot;ok&quot;;[.C4]&gt;=2;&quot;attention&quot;;[.C4]&lt;2;&quot;failed&quot;)" office:value-type="string" office:string-value="ok" calcext:value-type="string">
            <text:p>ok</text:p>
          </table:table-cell>
          <table:table-cell/>
          <table:table-cell office:value-type="string" calcext:value-type="string">
            <text:p>Sample 2 max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7" table:formula="of:=ORG.LIBREOFFICE.RANDBETWEEN.NV([.$G$1];[.$G$2])" office:value-type="float" office:value="16" calcext:value-type="float">
            <text:p>16</text:p>
          </table:table-cell>
          <table:table-cell table:style-name="ce17" table:formula="of:=ORG.LIBREOFFICE.RANDBETWEEN.NV([.$G$3];[.$G$4])" office:value-type="float" office:value="23" calcext:value-type="float">
            <text:p>23</text:p>
          </table:table-cell>
          <table:table-cell/>
          <table:table-cell table:formula="of:=[.I4]" office:value-type="float" office:value="16" calcext:value-type="float">
            <text:p>16</text:p>
          </table:table-cell>
          <table:table-cell table:style-name="ce18" table:formula="of:=COM.MICROSOFT.RANK.AVG([.L4];[.$I$3:.$J$2051];1)" office:value-type="float" office:value="9" calcext:value-type="float">
            <text:p>9.0</text:p>
          </table:table-cell>
          <table:table-cell table:formula="of:=[.J4]" office:value-type="float" office:value="23" calcext:value-type="float">
            <text:p>23</text:p>
          </table:table-cell>
          <table:table-cell table:formula="of:=COM.MICROSOFT.RANK.AVG([.N4];[.$I$3:.$J$2050];1)" office:value-type="float" office:value="31" calcext:value-type="float">
            <text:p>31</text:p>
          </table:table-cell>
          <table:table-cell table:formula="of:=[.P3]+0.5" office:value-type="float" office:value="2" calcext:value-type="float">
            <text:p>2</text:p>
          </table:table-cell>
          <table:table-cell table:formula="of:=COUNTIF([.$R$3:.$S$30];[.P4])" office:value-type="float" office:value="0" calcext:value-type="float">
            <text:p>0</text:p>
          </table:table-cell>
          <table:table-cell table:style-name="ce19" table:formula="of:=[.M4]" office:value-type="float" office:value="9" calcext:value-type="float">
            <text:p>9.00</text:p>
          </table:table-cell>
          <table:table-cell table:style-name="ce19" table:formula="of:=[.O4]" office:value-type="float" office:value="31" calcext:value-type="float">
            <text:p>31.0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umber of <text:s/>observations in smaller sample</text:p>
          </table:table-cell>
          <table:table-cell/>
          <table:table-cell table:formula="of:=MAX([.$C$2:.$C$3])" office:value-type="float" office:value="28" calcext:value-type="float">
            <text:p>28</text:p>
          </table:table-cell>
          <table:table-cell table:formula="of:=COM.MICROSOFT.IFS([.C5]&gt;=3;&quot;ok&quot;;[.C5]&gt;=2;&quot;attention&quot;;[.C5]&lt;2;&quot;failed&quot;)" office:value-type="string" office:string-value="ok" calcext:value-type="string">
            <text:p>ok</text:p>
          </table:table-cell>
          <table:table-cell/>
          <table:table-cell office:value-type="string" calcext:value-type="string">
            <text:p>Overall min</text:p>
          </table:table-cell>
          <table:table-cell table:formula="of:=MIN([.$G$1:.$G$4])" office:value-type="float" office:value="12" calcext:value-type="float">
            <text:p>12</text:p>
          </table:table-cell>
          <table:table-cell/>
          <table:table-cell table:style-name="ce17" table:formula="of:=ORG.LIBREOFFICE.RANDBETWEEN.NV([.$G$1];[.$G$2])" office:value-type="float" office:value="12" calcext:value-type="float">
            <text:p>12</text:p>
          </table:table-cell>
          <table:table-cell table:style-name="ce17" table:formula="of:=ORG.LIBREOFFICE.RANDBETWEEN.NV([.$G$3];[.$G$4])" office:value-type="float" office:value="17" calcext:value-type="float">
            <text:p>17</text:p>
          </table:table-cell>
          <table:table-cell/>
          <table:table-cell table:formula="of:=[.I5]" office:value-type="float" office:value="12" calcext:value-type="float">
            <text:p>12</text:p>
          </table:table-cell>
          <table:table-cell table:style-name="ce18" table:formula="of:=COM.MICROSOFT.RANK.AVG([.L5];[.$I$3:.$J$2051];1)" office:value-type="float" office:value="1.5" calcext:value-type="float">
            <text:p>1.5</text:p>
          </table:table-cell>
          <table:table-cell table:formula="of:=[.J5]" office:value-type="float" office:value="17" calcext:value-type="float">
            <text:p>17</text:p>
          </table:table-cell>
          <table:table-cell table:formula="of:=COM.MICROSOFT.RANK.AVG([.N5];[.$I$3:.$J$2050];1)" office:value-type="float" office:value="12.5" calcext:value-type="float">
            <text:p>12.5</text:p>
          </table:table-cell>
          <table:table-cell table:formula="of:=[.P4]+0.5" office:value-type="float" office:value="2.5" calcext:value-type="float">
            <text:p>2.5</text:p>
          </table:table-cell>
          <table:table-cell table:formula="of:=COUNTIF([.$R$3:.$S$30];[.P5])" office:value-type="float" office:value="0" calcext:value-type="float">
            <text:p>0</text:p>
          </table:table-cell>
          <table:table-cell table:style-name="ce19" table:formula="of:=[.M5]" office:value-type="float" office:value="1.5" calcext:value-type="float">
            <text:p>1.50</text:p>
          </table:table-cell>
          <table:table-cell table:style-name="ce19" table:formula="of:=[.O5]" office:value-type="float" office:value="12.5" calcext:value-type="float">
            <text:p>12.5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tal number of observations N</text:p>
          </table:table-cell>
          <table:table-cell office:value-type="string" calcext:value-type="string">
            <text:p>N</text:p>
          </table:table-cell>
          <table:table-cell table:formula="of:=SUM([.C2:.C3])" office:value-type="float" office:value="56" calcext:value-type="float">
            <text:p>56</text:p>
          </table:table-cell>
          <table:table-cell table:style-name="ce14" table:formula="of:=AND([.D4]=&quot;ok&quot;;[.D5]=&quot;ok&quot;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Overall max</text:p>
          </table:table-cell>
          <table:table-cell table:formula="of:=MAX([.$G$1:.$G$4])" office:value-type="float" office:value="35" calcext:value-type="float">
            <text:p>35</text:p>
          </table:table-cell>
          <table:table-cell/>
          <table:table-cell table:style-name="ce17" table:formula="of:=ORG.LIBREOFFICE.RANDBETWEEN.NV([.$G$1];[.$G$2])" office:value-type="float" office:value="26" calcext:value-type="float">
            <text:p>26</text:p>
          </table:table-cell>
          <table:table-cell table:style-name="ce17" table:formula="of:=ORG.LIBREOFFICE.RANDBETWEEN.NV([.$G$3];[.$G$4])" office:value-type="float" office:value="19" calcext:value-type="float">
            <text:p>19</text:p>
          </table:table-cell>
          <table:table-cell/>
          <table:table-cell table:formula="of:=[.I6]" office:value-type="float" office:value="26" calcext:value-type="float">
            <text:p>26</text:p>
          </table:table-cell>
          <table:table-cell table:style-name="ce18" table:formula="of:=COM.MICROSOFT.RANK.AVG([.L6];[.$I$3:.$J$2051];1)" office:value-type="float" office:value="34.5" calcext:value-type="float">
            <text:p>34.5</text:p>
          </table:table-cell>
          <table:table-cell table:formula="of:=[.J6]" office:value-type="float" office:value="19" calcext:value-type="float">
            <text:p>19</text:p>
          </table:table-cell>
          <table:table-cell table:formula="of:=COM.MICROSOFT.RANK.AVG([.N6];[.$I$3:.$J$2050];1)" office:value-type="float" office:value="19.5" calcext:value-type="float">
            <text:p>19.5</text:p>
          </table:table-cell>
          <table:table-cell table:formula="of:=[.P5]+0.5" office:value-type="float" office:value="3" calcext:value-type="float">
            <text:p>3</text:p>
          </table:table-cell>
          <table:table-cell table:formula="of:=COUNTIF([.$R$3:.$S$30];[.P6])" office:value-type="float" office:value="1" calcext:value-type="float">
            <text:p>1</text:p>
          </table:table-cell>
          <table:table-cell table:style-name="ce19" table:formula="of:=[.M6]" office:value-type="float" office:value="34.5" calcext:value-type="float">
            <text:p>34.50</text:p>
          </table:table-cell>
          <table:table-cell table:style-name="ce19" table:formula="of:=[.O6]" office:value-type="float" office:value="19.5" calcext:value-type="float">
            <text:p>19.5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1 min value</text:p>
          </table:table-cell>
          <table:table-cell/>
          <table:table-cell table:formula="of:=MIN([.$L$3:.$L$2050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[.$G$6]-[.$G$5]" office:value-type="float" office:value="23" calcext:value-type="float">
            <text:p>23</text:p>
          </table:table-cell>
          <table:table-cell/>
          <table:table-cell table:style-name="ce17" table:formula="of:=ORG.LIBREOFFICE.RANDBETWEEN.NV([.$G$1];[.$G$2])" office:value-type="float" office:value="12" calcext:value-type="float">
            <text:p>12</text:p>
          </table:table-cell>
          <table:table-cell table:style-name="ce17" table:formula="of:=ORG.LIBREOFFICE.RANDBETWEEN.NV([.$G$3];[.$G$4])" office:value-type="float" office:value="18" calcext:value-type="float">
            <text:p>18</text:p>
          </table:table-cell>
          <table:table-cell/>
          <table:table-cell table:formula="of:=[.I7]" office:value-type="float" office:value="12" calcext:value-type="float">
            <text:p>12</text:p>
          </table:table-cell>
          <table:table-cell table:style-name="ce18" table:formula="of:=COM.MICROSOFT.RANK.AVG([.L7];[.$I$3:.$J$2051];1)" office:value-type="float" office:value="1.5" calcext:value-type="float">
            <text:p>1.5</text:p>
          </table:table-cell>
          <table:table-cell table:formula="of:=[.J7]" office:value-type="float" office:value="18" calcext:value-type="float">
            <text:p>18</text:p>
          </table:table-cell>
          <table:table-cell table:formula="of:=COM.MICROSOFT.RANK.AVG([.N7];[.$I$3:.$J$2050];1)" office:value-type="float" office:value="16" calcext:value-type="float">
            <text:p>16</text:p>
          </table:table-cell>
          <table:table-cell table:formula="of:=[.P6]+0.5" office:value-type="float" office:value="3.5" calcext:value-type="float">
            <text:p>3.5</text:p>
          </table:table-cell>
          <table:table-cell table:formula="of:=COUNTIF([.$R$3:.$S$30];[.P7])" office:value-type="float" office:value="0" calcext:value-type="float">
            <text:p>0</text:p>
          </table:table-cell>
          <table:table-cell table:style-name="ce19" table:formula="of:=[.M7]" office:value-type="float" office:value="1.5" calcext:value-type="float">
            <text:p>1.50</text:p>
          </table:table-cell>
          <table:table-cell table:style-name="ce19" table:formula="of:=[.O7]" office:value-type="float" office:value="16" calcext:value-type="float">
            <text:p>16.0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2 min value</text:p>
          </table:table-cell>
          <table:table-cell/>
          <table:table-cell table:formula="of:=MIN([.$N$3:.$N$2050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nk min</text:p>
          </table:table-cell>
          <table:table-cell table:formula="of:=MIN([.$R$3:.$S$30])" office:value-type="float" office:value="1.5" calcext:value-type="float">
            <text:p>1.5</text:p>
          </table:table-cell>
          <table:table-cell/>
          <table:table-cell table:style-name="ce17" table:formula="of:=ORG.LIBREOFFICE.RANDBETWEEN.NV([.$G$1];[.$G$2])" office:value-type="float" office:value="34" calcext:value-type="float">
            <text:p>34</text:p>
          </table:table-cell>
          <table:table-cell table:style-name="ce17" table:formula="of:=ORG.LIBREOFFICE.RANDBETWEEN.NV([.$G$3];[.$G$4])" office:value-type="float" office:value="29" calcext:value-type="float">
            <text:p>29</text:p>
          </table:table-cell>
          <table:table-cell/>
          <table:table-cell table:formula="of:=[.I8]" office:value-type="float" office:value="34" calcext:value-type="float">
            <text:p>34</text:p>
          </table:table-cell>
          <table:table-cell table:style-name="ce18" table:formula="of:=COM.MICROSOFT.RANK.AVG([.L8];[.$I$3:.$J$2051];1)" office:value-type="float" office:value="52.5" calcext:value-type="float">
            <text:p>52.5</text:p>
          </table:table-cell>
          <table:table-cell table:formula="of:=[.J8]" office:value-type="float" office:value="29" calcext:value-type="float">
            <text:p>29</text:p>
          </table:table-cell>
          <table:table-cell table:formula="of:=COM.MICROSOFT.RANK.AVG([.N8];[.$I$3:.$J$2050];1)" office:value-type="float" office:value="41" calcext:value-type="float">
            <text:p>41</text:p>
          </table:table-cell>
          <table:table-cell table:formula="of:=[.P7]+0.5" office:value-type="float" office:value="4" calcext:value-type="float">
            <text:p>4</text:p>
          </table:table-cell>
          <table:table-cell table:formula="of:=COUNTIF([.$R$3:.$S$30];[.P8])" office:value-type="float" office:value="0" calcext:value-type="float">
            <text:p>0</text:p>
          </table:table-cell>
          <table:table-cell table:style-name="ce19" table:formula="of:=[.M8]" office:value-type="float" office:value="52.5" calcext:value-type="float">
            <text:p>52.50</text:p>
          </table:table-cell>
          <table:table-cell table:style-name="ce19" table:formula="of:=[.O8]" office:value-type="float" office:value="41" calcext:value-type="float">
            <text:p>41.0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1 max value</text:p>
          </table:table-cell>
          <table:table-cell/>
          <table:table-cell table:formula="of:=MAX([.$L$3:.$L$2050])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Rank max</text:p>
          </table:table-cell>
          <table:table-cell table:formula="of:=MAX([.$R$3:.$S$30])" office:value-type="float" office:value="55.5" calcext:value-type="float">
            <text:p>55.5</text:p>
          </table:table-cell>
          <table:table-cell/>
          <table:table-cell table:style-name="ce17" table:formula="of:=ORG.LIBREOFFICE.RANDBETWEEN.NV([.$G$1];[.$G$2])" office:value-type="float" office:value="30" calcext:value-type="float">
            <text:p>30</text:p>
          </table:table-cell>
          <table:table-cell table:style-name="ce17" table:formula="of:=ORG.LIBREOFFICE.RANDBETWEEN.NV([.$G$3];[.$G$4])" office:value-type="float" office:value="23" calcext:value-type="float">
            <text:p>23</text:p>
          </table:table-cell>
          <table:table-cell/>
          <table:table-cell table:formula="of:=[.I9]" office:value-type="float" office:value="30" calcext:value-type="float">
            <text:p>30</text:p>
          </table:table-cell>
          <table:table-cell table:style-name="ce18" table:formula="of:=COM.MICROSOFT.RANK.AVG([.L9];[.$I$3:.$J$2051];1)" office:value-type="float" office:value="44" calcext:value-type="float">
            <text:p>44.0</text:p>
          </table:table-cell>
          <table:table-cell table:formula="of:=[.J9]" office:value-type="float" office:value="23" calcext:value-type="float">
            <text:p>23</text:p>
          </table:table-cell>
          <table:table-cell table:formula="of:=COM.MICROSOFT.RANK.AVG([.N9];[.$I$3:.$J$2050];1)" office:value-type="float" office:value="31" calcext:value-type="float">
            <text:p>31</text:p>
          </table:table-cell>
          <table:table-cell table:formula="of:=[.P8]+0.5" office:value-type="float" office:value="4.5" calcext:value-type="float">
            <text:p>4.5</text:p>
          </table:table-cell>
          <table:table-cell table:formula="of:=COUNTIF([.$R$3:.$S$30];[.P9])" office:value-type="float" office:value="0" calcext:value-type="float">
            <text:p>0</text:p>
          </table:table-cell>
          <table:table-cell table:style-name="ce19" table:formula="of:=[.M9]" office:value-type="float" office:value="44" calcext:value-type="float">
            <text:p>44.00</text:p>
          </table:table-cell>
          <table:table-cell table:style-name="ce19" table:formula="of:=[.O9]" office:value-type="float" office:value="31" calcext:value-type="float">
            <text:p>31.0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2 max value</text:p>
          </table:table-cell>
          <table:table-cell/>
          <table:table-cell table:formula="of:=MAX([.$N$3:.$N$2050])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[.G9]-[.G8]" office:value-type="float" office:value="54" calcext:value-type="float">
            <text:p>54</text:p>
          </table:table-cell>
          <table:table-cell/>
          <table:table-cell table:style-name="ce17" table:formula="of:=ORG.LIBREOFFICE.RANDBETWEEN.NV([.$G$1];[.$G$2])" office:value-type="float" office:value="13" calcext:value-type="float">
            <text:p>13</text:p>
          </table:table-cell>
          <table:table-cell table:style-name="ce17" table:formula="of:=ORG.LIBREOFFICE.RANDBETWEEN.NV([.$G$3];[.$G$4])" office:value-type="float" office:value="31" calcext:value-type="float">
            <text:p>31</text:p>
          </table:table-cell>
          <table:table-cell/>
          <table:table-cell table:formula="of:=[.I10]" office:value-type="float" office:value="13" calcext:value-type="float">
            <text:p>13</text:p>
          </table:table-cell>
          <table:table-cell table:style-name="ce18" table:formula="of:=COM.MICROSOFT.RANK.AVG([.L10];[.$I$3:.$J$2051];1)" office:value-type="float" office:value="3" calcext:value-type="float">
            <text:p>3.0</text:p>
          </table:table-cell>
          <table:table-cell table:formula="of:=[.J10]" office:value-type="float" office:value="31" calcext:value-type="float">
            <text:p>31</text:p>
          </table:table-cell>
          <table:table-cell table:formula="of:=COM.MICROSOFT.RANK.AVG([.N10];[.$I$3:.$J$2050];1)" office:value-type="float" office:value="46" calcext:value-type="float">
            <text:p>46</text:p>
          </table:table-cell>
          <table:table-cell table:formula="of:=[.P9]+0.5" office:value-type="float" office:value="5" calcext:value-type="float">
            <text:p>5</text:p>
          </table:table-cell>
          <table:table-cell table:formula="of:=COUNTIF([.$R$3:.$S$30];[.P10])" office:value-type="float" office:value="3" calcext:value-type="float">
            <text:p>3</text:p>
          </table:table-cell>
          <table:table-cell table:style-name="ce19" table:formula="of:=[.M10]" office:value-type="float" office:value="3" calcext:value-type="float">
            <text:p>3.00</text:p>
          </table:table-cell>
          <table:table-cell table:style-name="ce19" table:formula="of:=[.O10]" office:value-type="float" office:value="46" calcext:value-type="float">
            <text:p>46.0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1 mean</text:p>
          </table:table-cell>
          <table:table-cell/>
          <table:table-cell table:style-name="ce11" table:formula="of:=AVERAGE([.$L$3:.$L$2050])" office:value-type="float" office:value="22.6071428571429" calcext:value-type="float">
            <text:p>22.60714</text:p>
          </table:table-cell>
          <table:table-cell table:number-columns-repeated="5"/>
          <table:table-cell table:style-name="ce17" table:formula="of:=ORG.LIBREOFFICE.RANDBETWEEN.NV([.$G$1];[.$G$2])" office:value-type="float" office:value="32" calcext:value-type="float">
            <text:p>32</text:p>
          </table:table-cell>
          <table:table-cell table:style-name="ce17" table:formula="of:=ORG.LIBREOFFICE.RANDBETWEEN.NV([.$G$3];[.$G$4])" office:value-type="float" office:value="17" calcext:value-type="float">
            <text:p>17</text:p>
          </table:table-cell>
          <table:table-cell/>
          <table:table-cell table:formula="of:=[.I11]" office:value-type="float" office:value="32" calcext:value-type="float">
            <text:p>32</text:p>
          </table:table-cell>
          <table:table-cell table:style-name="ce18" table:formula="of:=COM.MICROSOFT.RANK.AVG([.L11];[.$I$3:.$J$2051];1)" office:value-type="float" office:value="48" calcext:value-type="float">
            <text:p>48.0</text:p>
          </table:table-cell>
          <table:table-cell table:formula="of:=[.J11]" office:value-type="float" office:value="17" calcext:value-type="float">
            <text:p>17</text:p>
          </table:table-cell>
          <table:table-cell table:formula="of:=COM.MICROSOFT.RANK.AVG([.N11];[.$I$3:.$J$2050];1)" office:value-type="float" office:value="12.5" calcext:value-type="float">
            <text:p>12.5</text:p>
          </table:table-cell>
          <table:table-cell table:formula="of:=[.P10]+0.5" office:value-type="float" office:value="5.5" calcext:value-type="float">
            <text:p>5.5</text:p>
          </table:table-cell>
          <table:table-cell table:formula="of:=COUNTIF([.$R$3:.$S$30];[.P11])" office:value-type="float" office:value="0" calcext:value-type="float">
            <text:p>0</text:p>
          </table:table-cell>
          <table:table-cell table:style-name="ce19" table:formula="of:=[.M11]" office:value-type="float" office:value="48" calcext:value-type="float">
            <text:p>48.00</text:p>
          </table:table-cell>
          <table:table-cell table:style-name="ce19" table:formula="of:=[.O11]" office:value-type="float" office:value="12.5" calcext:value-type="float">
            <text:p>12.5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2 mean</text:p>
          </table:table-cell>
          <table:table-cell/>
          <table:table-cell table:style-name="ce11" table:formula="of:=AVERAGE([.$N$3:.$N$2050])" office:value-type="float" office:value="23.8571428571429" calcext:value-type="float">
            <text:p>23.85714</text:p>
          </table:table-cell>
          <table:table-cell table:number-columns-repeated="5"/>
          <table:table-cell table:style-name="ce17" table:formula="of:=ORG.LIBREOFFICE.RANDBETWEEN.NV([.$G$1];[.$G$2])" office:value-type="float" office:value="16" calcext:value-type="float">
            <text:p>16</text:p>
          </table:table-cell>
          <table:table-cell table:style-name="ce17" table:formula="of:=ORG.LIBREOFFICE.RANDBETWEEN.NV([.$G$3];[.$G$4])" office:value-type="float" office:value="30" calcext:value-type="float">
            <text:p>30</text:p>
          </table:table-cell>
          <table:table-cell/>
          <table:table-cell table:formula="of:=[.I12]" office:value-type="float" office:value="16" calcext:value-type="float">
            <text:p>16</text:p>
          </table:table-cell>
          <table:table-cell table:style-name="ce18" table:formula="of:=COM.MICROSOFT.RANK.AVG([.L12];[.$I$3:.$J$2051];1)" office:value-type="float" office:value="9" calcext:value-type="float">
            <text:p>9.0</text:p>
          </table:table-cell>
          <table:table-cell table:formula="of:=[.J12]" office:value-type="float" office:value="30" calcext:value-type="float">
            <text:p>30</text:p>
          </table:table-cell>
          <table:table-cell table:formula="of:=COM.MICROSOFT.RANK.AVG([.N12];[.$I$3:.$J$2050];1)" office:value-type="float" office:value="44" calcext:value-type="float">
            <text:p>44</text:p>
          </table:table-cell>
          <table:table-cell table:formula="of:=[.P11]+0.5" office:value-type="float" office:value="6" calcext:value-type="float">
            <text:p>6</text:p>
          </table:table-cell>
          <table:table-cell table:formula="of:=COUNTIF([.$R$3:.$S$30];[.P12])" office:value-type="float" office:value="0" calcext:value-type="float">
            <text:p>0</text:p>
          </table:table-cell>
          <table:table-cell table:style-name="ce19" table:formula="of:=[.M12]" office:value-type="float" office:value="9" calcext:value-type="float">
            <text:p>9.00</text:p>
          </table:table-cell>
          <table:table-cell table:style-name="ce19" table:formula="of:=[.O12]" office:value-type="float" office:value="44" calcext:value-type="float">
            <text:p>44.0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1 median</text:p>
          </table:table-cell>
          <table:table-cell/>
          <table:table-cell table:style-name="ce11" table:formula="of:=MEDIAN([.$L$3:.$L$2050])" office:value-type="float" office:value="20.5" calcext:value-type="float">
            <text:p>20.50000</text:p>
          </table:table-cell>
          <table:table-cell table:number-columns-repeated="5"/>
          <table:table-cell table:style-name="ce17" table:formula="of:=ORG.LIBREOFFICE.RANDBETWEEN.NV([.$G$1];[.$G$2])" office:value-type="float" office:value="20" calcext:value-type="float">
            <text:p>20</text:p>
          </table:table-cell>
          <table:table-cell table:style-name="ce17" table:formula="of:=ORG.LIBREOFFICE.RANDBETWEEN.NV([.$G$3];[.$G$4])" office:value-type="float" office:value="29" calcext:value-type="float">
            <text:p>29</text:p>
          </table:table-cell>
          <table:table-cell/>
          <table:table-cell table:formula="of:=[.I13]" office:value-type="float" office:value="20" calcext:value-type="float">
            <text:p>20</text:p>
          </table:table-cell>
          <table:table-cell table:style-name="ce18" table:formula="of:=COM.MICROSOFT.RANK.AVG([.L13];[.$I$3:.$J$2051];1)" office:value-type="float" office:value="24.5" calcext:value-type="float">
            <text:p>24.5</text:p>
          </table:table-cell>
          <table:table-cell table:formula="of:=[.J13]" office:value-type="float" office:value="29" calcext:value-type="float">
            <text:p>29</text:p>
          </table:table-cell>
          <table:table-cell table:formula="of:=COM.MICROSOFT.RANK.AVG([.N13];[.$I$3:.$J$2050];1)" office:value-type="float" office:value="41" calcext:value-type="float">
            <text:p>41</text:p>
          </table:table-cell>
          <table:table-cell table:formula="of:=[.P12]+0.5" office:value-type="float" office:value="6.5" calcext:value-type="float">
            <text:p>6.5</text:p>
          </table:table-cell>
          <table:table-cell table:formula="of:=COUNTIF([.$R$3:.$S$30];[.P13])" office:value-type="float" office:value="0" calcext:value-type="float">
            <text:p>0</text:p>
          </table:table-cell>
          <table:table-cell table:style-name="ce19" table:formula="of:=[.M13]" office:value-type="float" office:value="24.5" calcext:value-type="float">
            <text:p>24.50</text:p>
          </table:table-cell>
          <table:table-cell table:style-name="ce19" table:formula="of:=[.O13]" office:value-type="float" office:value="41" calcext:value-type="float">
            <text:p>41.0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2 median</text:p>
          </table:table-cell>
          <table:table-cell/>
          <table:table-cell table:style-name="ce11" table:formula="of:=MEDIAN([.$N$3:.$N$2050])" office:value-type="float" office:value="23" calcext:value-type="float">
            <text:p>23.00000</text:p>
          </table:table-cell>
          <table:table-cell table:number-columns-repeated="5"/>
          <table:table-cell table:style-name="ce17" table:formula="of:=ORG.LIBREOFFICE.RANDBETWEEN.NV([.$G$1];[.$G$2])" office:value-type="float" office:value="19" calcext:value-type="float">
            <text:p>19</text:p>
          </table:table-cell>
          <table:table-cell table:style-name="ce17" table:formula="of:=ORG.LIBREOFFICE.RANDBETWEEN.NV([.$G$3];[.$G$4])" office:value-type="float" office:value="35" calcext:value-type="float">
            <text:p>35</text:p>
          </table:table-cell>
          <table:table-cell/>
          <table:table-cell table:formula="of:=[.I14]" office:value-type="float" office:value="19" calcext:value-type="float">
            <text:p>19</text:p>
          </table:table-cell>
          <table:table-cell table:style-name="ce18" table:formula="of:=COM.MICROSOFT.RANK.AVG([.L14];[.$I$3:.$J$2051];1)" office:value-type="float" office:value="19.5" calcext:value-type="float">
            <text:p>19.5</text:p>
          </table:table-cell>
          <table:table-cell table:formula="of:=[.J14]" office:value-type="float" office:value="35" calcext:value-type="float">
            <text:p>35</text:p>
          </table:table-cell>
          <table:table-cell table:formula="of:=COM.MICROSOFT.RANK.AVG([.N14];[.$I$3:.$J$2050];1)" office:value-type="float" office:value="55.5" calcext:value-type="float">
            <text:p>55.5</text:p>
          </table:table-cell>
          <table:table-cell table:formula="of:=[.P13]+0.5" office:value-type="float" office:value="7" calcext:value-type="float">
            <text:p>7</text:p>
          </table:table-cell>
          <table:table-cell table:formula="of:=COUNTIF([.$R$3:.$S$30];[.P14])" office:value-type="float" office:value="1" calcext:value-type="float">
            <text:p>1</text:p>
          </table:table-cell>
          <table:table-cell table:style-name="ce19" table:formula="of:=[.M14]" office:value-type="float" office:value="19.5" calcext:value-type="float">
            <text:p>19.50</text:p>
          </table:table-cell>
          <table:table-cell table:style-name="ce19" table:formula="of:=[.O14]" office:value-type="float" office:value="55.5" calcext:value-type="float">
            <text:p>55.5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1 sum of ranks R1</text:p>
          </table:table-cell>
          <table:table-cell office:value-type="string" calcext:value-type="string">
            <text:p>R1</text:p>
          </table:table-cell>
          <table:table-cell table:formula="of:=SUM([.M3:.M2050])" office:value-type="float" office:value="759" calcext:value-type="float">
            <text:p>759</text:p>
          </table:table-cell>
          <table:table-cell table:number-columns-repeated="5"/>
          <table:table-cell table:style-name="ce17" table:formula="of:=ORG.LIBREOFFICE.RANDBETWEEN.NV([.$G$1];[.$G$2])" office:value-type="float" office:value="17" calcext:value-type="float">
            <text:p>17</text:p>
          </table:table-cell>
          <table:table-cell table:style-name="ce17" table:formula="of:=ORG.LIBREOFFICE.RANDBETWEEN.NV([.$G$3];[.$G$4])" office:value-type="float" office:value="20" calcext:value-type="float">
            <text:p>20</text:p>
          </table:table-cell>
          <table:table-cell/>
          <table:table-cell table:formula="of:=[.I15]" office:value-type="float" office:value="17" calcext:value-type="float">
            <text:p>17</text:p>
          </table:table-cell>
          <table:table-cell table:style-name="ce18" table:formula="of:=COM.MICROSOFT.RANK.AVG([.L15];[.$I$3:.$J$2051];1)" office:value-type="float" office:value="12.5" calcext:value-type="float">
            <text:p>12.5</text:p>
          </table:table-cell>
          <table:table-cell table:formula="of:=[.J15]" office:value-type="float" office:value="20" calcext:value-type="float">
            <text:p>20</text:p>
          </table:table-cell>
          <table:table-cell table:formula="of:=COM.MICROSOFT.RANK.AVG([.N15];[.$I$3:.$J$2050];1)" office:value-type="float" office:value="24.5" calcext:value-type="float">
            <text:p>24.5</text:p>
          </table:table-cell>
          <table:table-cell table:formula="of:=[.P14]+0.5" office:value-type="float" office:value="7.5" calcext:value-type="float">
            <text:p>7.5</text:p>
          </table:table-cell>
          <table:table-cell table:formula="of:=COUNTIF([.$R$3:.$S$30];[.P15])" office:value-type="float" office:value="0" calcext:value-type="float">
            <text:p>0</text:p>
          </table:table-cell>
          <table:table-cell table:style-name="ce19" table:formula="of:=[.M15]" office:value-type="float" office:value="12.5" calcext:value-type="float">
            <text:p>12.50</text:p>
          </table:table-cell>
          <table:table-cell table:style-name="ce19" table:formula="of:=[.O15]" office:value-type="float" office:value="24.5" calcext:value-type="float">
            <text:p>24.5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mple 2 sum of ranks R2</text:p>
          </table:table-cell>
          <table:table-cell office:value-type="string" calcext:value-type="string">
            <text:p>R2</text:p>
          </table:table-cell>
          <table:table-cell table:formula="of:=SUM([.O3:.O2050])" office:value-type="float" office:value="837" calcext:value-type="float">
            <text:p>837</text:p>
          </table:table-cell>
          <table:table-cell table:number-columns-repeated="5"/>
          <table:table-cell table:style-name="ce17" table:formula="of:=ORG.LIBREOFFICE.RANDBETWEEN.NV([.$G$1];[.$G$2])" office:value-type="float" office:value="30" calcext:value-type="float">
            <text:p>30</text:p>
          </table:table-cell>
          <table:table-cell table:style-name="ce17" table:formula="of:=ORG.LIBREOFFICE.RANDBETWEEN.NV([.$G$3];[.$G$4])" office:value-type="float" office:value="20" calcext:value-type="float">
            <text:p>20</text:p>
          </table:table-cell>
          <table:table-cell/>
          <table:table-cell table:formula="of:=[.I16]" office:value-type="float" office:value="30" calcext:value-type="float">
            <text:p>30</text:p>
          </table:table-cell>
          <table:table-cell table:style-name="ce18" table:formula="of:=COM.MICROSOFT.RANK.AVG([.L16];[.$I$3:.$J$2051];1)" office:value-type="float" office:value="44" calcext:value-type="float">
            <text:p>44.0</text:p>
          </table:table-cell>
          <table:table-cell table:formula="of:=[.J16]" office:value-type="float" office:value="20" calcext:value-type="float">
            <text:p>20</text:p>
          </table:table-cell>
          <table:table-cell table:formula="of:=COM.MICROSOFT.RANK.AVG([.N16];[.$I$3:.$J$2050];1)" office:value-type="float" office:value="24.5" calcext:value-type="float">
            <text:p>24.5</text:p>
          </table:table-cell>
          <table:table-cell table:formula="of:=[.P15]+0.5" office:value-type="float" office:value="8" calcext:value-type="float">
            <text:p>8</text:p>
          </table:table-cell>
          <table:table-cell table:formula="of:=COUNTIF([.$R$3:.$S$30];[.P16])" office:value-type="float" office:value="0" calcext:value-type="float">
            <text:p>0</text:p>
          </table:table-cell>
          <table:table-cell table:style-name="ce19" table:formula="of:=[.M16]" office:value-type="float" office:value="44" calcext:value-type="float">
            <text:p>44.00</text:p>
          </table:table-cell>
          <table:table-cell table:style-name="ce19" table:formula="of:=[.O16]" office:value-type="float" office:value="24.5" calcext:value-type="float">
            <text:p>24.5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m of ranks (var 1)</text:p>
          </table:table-cell>
          <table:table-cell/>
          <table:table-cell table:formula="of:=SUM([.$C$15:.$C$16])" office:value-type="float" office:value="1596" calcext:value-type="float">
            <text:p>1596</text:p>
          </table:table-cell>
          <table:table-cell table:number-columns-repeated="5"/>
          <table:table-cell table:style-name="ce17" table:formula="of:=ORG.LIBREOFFICE.RANDBETWEEN.NV([.$G$1];[.$G$2])" office:value-type="float" office:value="34" calcext:value-type="float">
            <text:p>34</text:p>
          </table:table-cell>
          <table:table-cell table:style-name="ce17" table:formula="of:=ORG.LIBREOFFICE.RANDBETWEEN.NV([.$G$3];[.$G$4])" office:value-type="float" office:value="18" calcext:value-type="float">
            <text:p>18</text:p>
          </table:table-cell>
          <table:table-cell/>
          <table:table-cell table:formula="of:=[.I17]" office:value-type="float" office:value="34" calcext:value-type="float">
            <text:p>34</text:p>
          </table:table-cell>
          <table:table-cell table:style-name="ce18" table:formula="of:=COM.MICROSOFT.RANK.AVG([.L17];[.$I$3:.$J$2051];1)" office:value-type="float" office:value="52.5" calcext:value-type="float">
            <text:p>52.5</text:p>
          </table:table-cell>
          <table:table-cell table:formula="of:=[.J17]" office:value-type="float" office:value="18" calcext:value-type="float">
            <text:p>18</text:p>
          </table:table-cell>
          <table:table-cell table:formula="of:=COM.MICROSOFT.RANK.AVG([.N17];[.$I$3:.$J$2050];1)" office:value-type="float" office:value="16" calcext:value-type="float">
            <text:p>16</text:p>
          </table:table-cell>
          <table:table-cell table:formula="of:=[.P16]+0.5" office:value-type="float" office:value="8.5" calcext:value-type="float">
            <text:p>8.5</text:p>
          </table:table-cell>
          <table:table-cell table:formula="of:=COUNTIF([.$R$3:.$S$30];[.P17])" office:value-type="float" office:value="0" calcext:value-type="float">
            <text:p>0</text:p>
          </table:table-cell>
          <table:table-cell table:style-name="ce19" table:formula="of:=[.M17]" office:value-type="float" office:value="52.5" calcext:value-type="float">
            <text:p>52.50</text:p>
          </table:table-cell>
          <table:table-cell table:style-name="ce19" table:formula="of:=[.O17]" office:value-type="float" office:value="16" calcext:value-type="float">
            <text:p>16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m of ranks (var 2)</text:p>
          </table:table-cell>
          <table:table-cell/>
          <table:table-cell table:formula="of:=([.C6]*([.C6]+1))/(2)" office:value-type="float" office:value="1596" calcext:value-type="float">
            <text:p>1596</text:p>
          </table:table-cell>
          <table:table-cell table:number-columns-repeated="5"/>
          <table:table-cell table:style-name="ce17" table:formula="of:=ORG.LIBREOFFICE.RANDBETWEEN.NV([.$G$1];[.$G$2])" office:value-type="float" office:value="22" calcext:value-type="float">
            <text:p>22</text:p>
          </table:table-cell>
          <table:table-cell table:style-name="ce17" table:formula="of:=ORG.LIBREOFFICE.RANDBETWEEN.NV([.$G$3];[.$G$4])" office:value-type="float" office:value="14" calcext:value-type="float">
            <text:p>14</text:p>
          </table:table-cell>
          <table:table-cell/>
          <table:table-cell table:formula="of:=[.I18]" office:value-type="float" office:value="22" calcext:value-type="float">
            <text:p>22</text:p>
          </table:table-cell>
          <table:table-cell table:style-name="ce18" table:formula="of:=COM.MICROSOFT.RANK.AVG([.L18];[.$I$3:.$J$2051];1)" office:value-type="float" office:value="29" calcext:value-type="float">
            <text:p>29.0</text:p>
          </table:table-cell>
          <table:table-cell table:formula="of:=[.J18]" office:value-type="float" office:value="14" calcext:value-type="float">
            <text:p>14</text:p>
          </table:table-cell>
          <table:table-cell table:formula="of:=COM.MICROSOFT.RANK.AVG([.N18];[.$I$3:.$J$2050];1)" office:value-type="float" office:value="5" calcext:value-type="float">
            <text:p>5</text:p>
          </table:table-cell>
          <table:table-cell table:formula="of:=[.P17]+0.5" office:value-type="float" office:value="9" calcext:value-type="float">
            <text:p>9</text:p>
          </table:table-cell>
          <table:table-cell table:formula="of:=COUNTIF([.$R$3:.$S$30];[.P18])" office:value-type="float" office:value="3" calcext:value-type="float">
            <text:p>3</text:p>
          </table:table-cell>
          <table:table-cell table:style-name="ce19" table:formula="of:=[.M18]" office:value-type="float" office:value="29" calcext:value-type="float">
            <text:p>29.00</text:p>
          </table:table-cell>
          <table:table-cell table:style-name="ce19" table:formula="of:=[.O18]" office:value-type="float" office:value="5" calcext:value-type="float">
            <text:p>5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um of ranks </text:p>
          </table:table-cell>
          <table:table-cell office:value-type="string" calcext:value-type="string">
            <text:p>R</text:p>
          </table:table-cell>
          <table:table-cell table:formula="of:=([.C17]+[.C18])/2" office:value-type="float" office:value="1596" calcext:value-type="float">
            <text:p>1596</text:p>
          </table:table-cell>
          <table:table-cell table:formula="of:=COM.MICROSOFT.IFS([.C17]=[.C18];&quot;ok&quot;;[.C17]&lt;&gt;[.C18];&quot;error&quot;)" office:value-type="string" office:string-value="ok" calcext:value-type="string">
            <text:p>ok</text:p>
          </table:table-cell>
          <table:table-cell table:number-columns-repeated="4"/>
          <table:table-cell table:style-name="ce17" table:formula="of:=ORG.LIBREOFFICE.RANDBETWEEN.NV([.$G$1];[.$G$2])" office:value-type="float" office:value="20" calcext:value-type="float">
            <text:p>20</text:p>
          </table:table-cell>
          <table:table-cell table:style-name="ce17" table:formula="of:=ORG.LIBREOFFICE.RANDBETWEEN.NV([.$G$3];[.$G$4])" office:value-type="float" office:value="32" calcext:value-type="float">
            <text:p>32</text:p>
          </table:table-cell>
          <table:table-cell/>
          <table:table-cell table:formula="of:=[.I19]" office:value-type="float" office:value="20" calcext:value-type="float">
            <text:p>20</text:p>
          </table:table-cell>
          <table:table-cell table:style-name="ce18" table:formula="of:=COM.MICROSOFT.RANK.AVG([.L19];[.$I$3:.$J$2051];1)" office:value-type="float" office:value="24.5" calcext:value-type="float">
            <text:p>24.5</text:p>
          </table:table-cell>
          <table:table-cell table:formula="of:=[.J19]" office:value-type="float" office:value="32" calcext:value-type="float">
            <text:p>32</text:p>
          </table:table-cell>
          <table:table-cell table:formula="of:=COM.MICROSOFT.RANK.AVG([.N19];[.$I$3:.$J$2050];1)" office:value-type="float" office:value="48" calcext:value-type="float">
            <text:p>48</text:p>
          </table:table-cell>
          <table:table-cell table:formula="of:=[.P18]+0.5" office:value-type="float" office:value="9.5" calcext:value-type="float">
            <text:p>9.5</text:p>
          </table:table-cell>
          <table:table-cell table:formula="of:=COUNTIF([.$R$3:.$S$30];[.P19])" office:value-type="float" office:value="0" calcext:value-type="float">
            <text:p>0</text:p>
          </table:table-cell>
          <table:table-cell table:style-name="ce19" table:formula="of:=[.M19]" office:value-type="float" office:value="24.5" calcext:value-type="float">
            <text:p>24.50</text:p>
          </table:table-cell>
          <table:table-cell table:style-name="ce19" table:formula="of:=[.O19]" office:value-type="float" office:value="48" calcext:value-type="float">
            <text:p>48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-statistic for Sample 1</text:p>
          </table:table-cell>
          <table:table-cell office:value-type="string" calcext:value-type="string">
            <text:p>U1</text:p>
          </table:table-cell>
          <table:table-cell table:style-name="ce12" table:formula="of:=[.C15]-([.C2]*([.C2]+1))/(2)" office:value-type="float" office:value="353" calcext:value-type="float">
            <text:p>353</text:p>
          </table:table-cell>
          <table:table-cell table:number-columns-repeated="5"/>
          <table:table-cell table:style-name="ce17" table:formula="of:=ORG.LIBREOFFICE.RANDBETWEEN.NV([.$G$1];[.$G$2])" office:value-type="float" office:value="34" calcext:value-type="float">
            <text:p>34</text:p>
          </table:table-cell>
          <table:table-cell table:style-name="ce17" table:formula="of:=ORG.LIBREOFFICE.RANDBETWEEN.NV([.$G$3];[.$G$4])" office:value-type="float" office:value="29" calcext:value-type="float">
            <text:p>29</text:p>
          </table:table-cell>
          <table:table-cell/>
          <table:table-cell table:formula="of:=[.I20]" office:value-type="float" office:value="34" calcext:value-type="float">
            <text:p>34</text:p>
          </table:table-cell>
          <table:table-cell table:style-name="ce18" table:formula="of:=COM.MICROSOFT.RANK.AVG([.L20];[.$I$3:.$J$2051];1)" office:value-type="float" office:value="52.5" calcext:value-type="float">
            <text:p>52.5</text:p>
          </table:table-cell>
          <table:table-cell table:formula="of:=[.J20]" office:value-type="float" office:value="29" calcext:value-type="float">
            <text:p>29</text:p>
          </table:table-cell>
          <table:table-cell table:formula="of:=COM.MICROSOFT.RANK.AVG([.N20];[.$I$3:.$J$2050];1)" office:value-type="float" office:value="41" calcext:value-type="float">
            <text:p>41</text:p>
          </table:table-cell>
          <table:table-cell table:formula="of:=[.P19]+0.5" office:value-type="float" office:value="10" calcext:value-type="float">
            <text:p>10</text:p>
          </table:table-cell>
          <table:table-cell table:formula="of:=COUNTIF([.$R$3:.$S$30];[.P20])" office:value-type="float" office:value="0" calcext:value-type="float">
            <text:p>0</text:p>
          </table:table-cell>
          <table:table-cell table:style-name="ce19" table:formula="of:=[.M20]" office:value-type="float" office:value="52.5" calcext:value-type="float">
            <text:p>52.50</text:p>
          </table:table-cell>
          <table:table-cell table:style-name="ce19" table:formula="of:=[.O20]" office:value-type="float" office:value="41" calcext:value-type="float">
            <text:p>41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-statistic for Sample 2</text:p>
          </table:table-cell>
          <table:table-cell office:value-type="string" calcext:value-type="string">
            <text:p>U2</text:p>
          </table:table-cell>
          <table:table-cell table:style-name="ce12" table:formula="of:=[.C16]-([.C3]*([.C3]+1))/(2)" office:value-type="float" office:value="431" calcext:value-type="float">
            <text:p>431</text:p>
          </table:table-cell>
          <table:table-cell table:number-columns-repeated="5"/>
          <table:table-cell table:style-name="ce17" table:formula="of:=ORG.LIBREOFFICE.RANDBETWEEN.NV([.$G$1];[.$G$2])" office:value-type="float" office:value="34" calcext:value-type="float">
            <text:p>34</text:p>
          </table:table-cell>
          <table:table-cell table:style-name="ce17" table:formula="of:=ORG.LIBREOFFICE.RANDBETWEEN.NV([.$G$3];[.$G$4])" office:value-type="float" office:value="28" calcext:value-type="float">
            <text:p>28</text:p>
          </table:table-cell>
          <table:table-cell/>
          <table:table-cell table:formula="of:=[.I21]" office:value-type="float" office:value="34" calcext:value-type="float">
            <text:p>34</text:p>
          </table:table-cell>
          <table:table-cell table:style-name="ce18" table:formula="of:=COM.MICROSOFT.RANK.AVG([.L21];[.$I$3:.$J$2051];1)" office:value-type="float" office:value="52.5" calcext:value-type="float">
            <text:p>52.5</text:p>
          </table:table-cell>
          <table:table-cell table:formula="of:=[.J21]" office:value-type="float" office:value="28" calcext:value-type="float">
            <text:p>28</text:p>
          </table:table-cell>
          <table:table-cell table:formula="of:=COM.MICROSOFT.RANK.AVG([.N21];[.$I$3:.$J$2050];1)" office:value-type="float" office:value="39" calcext:value-type="float">
            <text:p>39</text:p>
          </table:table-cell>
          <table:table-cell table:formula="of:=[.P20]+0.5" office:value-type="float" office:value="10.5" calcext:value-type="float">
            <text:p>10.5</text:p>
          </table:table-cell>
          <table:table-cell table:formula="of:=COUNTIF([.$R$3:.$S$30];[.P21])" office:value-type="float" office:value="0" calcext:value-type="float">
            <text:p>0</text:p>
          </table:table-cell>
          <table:table-cell table:style-name="ce19" table:formula="of:=[.M21]" office:value-type="float" office:value="52.5" calcext:value-type="float">
            <text:p>52.50</text:p>
          </table:table-cell>
          <table:table-cell table:style-name="ce19" table:formula="of:=[.O21]" office:value-type="float" office:value="39" calcext:value-type="float">
            <text:p>39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-statistic check</text:p>
          </table:table-cell>
          <table:table-cell office:value-type="string" calcext:value-type="string">
            <text:p>U1+U2</text:p>
          </table:table-cell>
          <table:table-cell table:style-name="ce12" table:formula="of:=[.C20]+[.C21]" office:value-type="float" office:value="784" calcext:value-type="float">
            <text:p>784</text:p>
          </table:table-cell>
          <table:table-cell table:formula="of:=COM.MICROSOFT.IFS([.C22]=([.C4]*[.C5]);&quot;ok&quot;;[.C22]&lt;&gt;([.C4]*[.C5]);&quot;error&quot;)" office:value-type="string" office:string-value="ok" calcext:value-type="string">
            <text:p>ok</text:p>
          </table:table-cell>
          <table:table-cell table:number-columns-repeated="4"/>
          <table:table-cell table:style-name="ce17" table:formula="of:=ORG.LIBREOFFICE.RANDBETWEEN.NV([.$G$1];[.$G$2])" office:value-type="float" office:value="20" calcext:value-type="float">
            <text:p>20</text:p>
          </table:table-cell>
          <table:table-cell table:style-name="ce17" table:formula="of:=ORG.LIBREOFFICE.RANDBETWEEN.NV([.$G$3];[.$G$4])" office:value-type="float" office:value="19" calcext:value-type="float">
            <text:p>19</text:p>
          </table:table-cell>
          <table:table-cell/>
          <table:table-cell table:formula="of:=[.I22]" office:value-type="float" office:value="20" calcext:value-type="float">
            <text:p>20</text:p>
          </table:table-cell>
          <table:table-cell table:style-name="ce18" table:formula="of:=COM.MICROSOFT.RANK.AVG([.L22];[.$I$3:.$J$2051];1)" office:value-type="float" office:value="24.5" calcext:value-type="float">
            <text:p>24.5</text:p>
          </table:table-cell>
          <table:table-cell table:formula="of:=[.J22]" office:value-type="float" office:value="19" calcext:value-type="float">
            <text:p>19</text:p>
          </table:table-cell>
          <table:table-cell table:formula="of:=COM.MICROSOFT.RANK.AVG([.N22];[.$I$3:.$J$2050];1)" office:value-type="float" office:value="19.5" calcext:value-type="float">
            <text:p>19.5</text:p>
          </table:table-cell>
          <table:table-cell table:formula="of:=[.P21]+0.5" office:value-type="float" office:value="11" calcext:value-type="float">
            <text:p>11</text:p>
          </table:table-cell>
          <table:table-cell table:formula="of:=COUNTIF([.$R$3:.$S$30];[.P22])" office:value-type="float" office:value="0" calcext:value-type="float">
            <text:p>0</text:p>
          </table:table-cell>
          <table:table-cell table:style-name="ce19" table:formula="of:=[.M22]" office:value-type="float" office:value="24.5" calcext:value-type="float">
            <text:p>24.50</text:p>
          </table:table-cell>
          <table:table-cell table:style-name="ce19" table:formula="of:=[.O22]" office:value-type="float" office:value="19.5" calcext:value-type="float">
            <text:p>19.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-statistic </text:p>
          </table:table-cell>
          <table:table-cell office:value-type="string" calcext:value-type="string">
            <text:p>U</text:p>
          </table:table-cell>
          <table:table-cell table:style-name="ce13" table:formula="of:=MIN([.$C$20:.$C$21])" office:value-type="float" office:value="353" calcext:value-type="float">
            <text:p>353</text:p>
          </table:table-cell>
          <table:table-cell table:number-columns-repeated="5"/>
          <table:table-cell table:style-name="ce17" table:formula="of:=ORG.LIBREOFFICE.RANDBETWEEN.NV([.$G$1];[.$G$2])" office:value-type="float" office:value="26" calcext:value-type="float">
            <text:p>26</text:p>
          </table:table-cell>
          <table:table-cell table:style-name="ce17" table:formula="of:=ORG.LIBREOFFICE.RANDBETWEEN.NV([.$G$3];[.$G$4])" office:value-type="float" office:value="27" calcext:value-type="float">
            <text:p>27</text:p>
          </table:table-cell>
          <table:table-cell/>
          <table:table-cell table:formula="of:=[.I23]" office:value-type="float" office:value="26" calcext:value-type="float">
            <text:p>26</text:p>
          </table:table-cell>
          <table:table-cell table:style-name="ce18" table:formula="of:=COM.MICROSOFT.RANK.AVG([.L23];[.$I$3:.$J$2051];1)" office:value-type="float" office:value="34.5" calcext:value-type="float">
            <text:p>34.5</text:p>
          </table:table-cell>
          <table:table-cell table:formula="of:=[.J23]" office:value-type="float" office:value="27" calcext:value-type="float">
            <text:p>27</text:p>
          </table:table-cell>
          <table:table-cell table:formula="of:=COM.MICROSOFT.RANK.AVG([.N23];[.$I$3:.$J$2050];1)" office:value-type="float" office:value="37" calcext:value-type="float">
            <text:p>37</text:p>
          </table:table-cell>
          <table:table-cell table:formula="of:=[.P22]+0.5" office:value-type="float" office:value="11.5" calcext:value-type="float">
            <text:p>11.5</text:p>
          </table:table-cell>
          <table:table-cell table:formula="of:=COUNTIF([.$R$3:.$S$30];[.P23])" office:value-type="float" office:value="0" calcext:value-type="float">
            <text:p>0</text:p>
          </table:table-cell>
          <table:table-cell table:style-name="ce19" table:formula="of:=[.M23]" office:value-type="float" office:value="34.5" calcext:value-type="float">
            <text:p>34.50</text:p>
          </table:table-cell>
          <table:table-cell table:style-name="ce19" table:formula="of:=[.O23]" office:value-type="float" office:value="37" calcext:value-type="float">
            <text:p>37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Сommon language effect size = Area under curve</text:p>
          </table:table-cell>
          <table:table-cell office:value-type="string" calcext:value-type="string">
            <text:p>CLES/AUC/f</text:p>
          </table:table-cell>
          <table:table-cell table:style-name="ce11" table:formula="of:=[.C23]/[.C22]" office:value-type="float" office:value="0.450255102040816" calcext:value-type="float">
            <text:p>0.45026</text:p>
          </table:table-cell>
          <table:table-cell table:number-columns-repeated="5"/>
          <table:table-cell table:style-name="ce17" table:formula="of:=ORG.LIBREOFFICE.RANDBETWEEN.NV([.$G$1];[.$G$2])" office:value-type="float" office:value="14" calcext:value-type="float">
            <text:p>14</text:p>
          </table:table-cell>
          <table:table-cell table:style-name="ce17" table:formula="of:=ORG.LIBREOFFICE.RANDBETWEEN.NV([.$G$3];[.$G$4])" office:value-type="float" office:value="19" calcext:value-type="float">
            <text:p>19</text:p>
          </table:table-cell>
          <table:table-cell/>
          <table:table-cell table:formula="of:=[.I24]" office:value-type="float" office:value="14" calcext:value-type="float">
            <text:p>14</text:p>
          </table:table-cell>
          <table:table-cell table:style-name="ce18" table:formula="of:=COM.MICROSOFT.RANK.AVG([.L24];[.$I$3:.$J$2051];1)" office:value-type="float" office:value="5" calcext:value-type="float">
            <text:p>5.0</text:p>
          </table:table-cell>
          <table:table-cell table:formula="of:=[.J24]" office:value-type="float" office:value="19" calcext:value-type="float">
            <text:p>19</text:p>
          </table:table-cell>
          <table:table-cell table:formula="of:=COM.MICROSOFT.RANK.AVG([.N24];[.$I$3:.$J$2050];1)" office:value-type="float" office:value="19.5" calcext:value-type="float">
            <text:p>19.5</text:p>
          </table:table-cell>
          <table:table-cell table:formula="of:=[.P23]+0.5" office:value-type="float" office:value="12" calcext:value-type="float">
            <text:p>12</text:p>
          </table:table-cell>
          <table:table-cell table:formula="of:=COUNTIF([.$R$3:.$S$30];[.P24])" office:value-type="float" office:value="0" calcext:value-type="float">
            <text:p>0</text:p>
          </table:table-cell>
          <table:table-cell table:style-name="ce19" table:formula="of:=[.M24]" office:value-type="float" office:value="5" calcext:value-type="float">
            <text:p>5.00</text:p>
          </table:table-cell>
          <table:table-cell table:style-name="ce19" table:formula="of:=[.O24]" office:value-type="float" office:value="19.5" calcext:value-type="float">
            <text:p>19.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omplement for f</text:p>
          </table:table-cell>
          <table:table-cell office:value-type="string" calcext:value-type="string">
            <text:p>u</text:p>
          </table:table-cell>
          <table:table-cell table:style-name="ce11" table:formula="of:=1-[.C24]" office:value-type="float" office:value="0.549744897959184" calcext:value-type="float">
            <text:p>0.54974</text:p>
          </table:table-cell>
          <table:table-cell table:number-columns-repeated="5"/>
          <table:table-cell table:style-name="ce17" table:formula="of:=ORG.LIBREOFFICE.RANDBETWEEN.NV([.$G$1];[.$G$2])" office:value-type="float" office:value="23" calcext:value-type="float">
            <text:p>23</text:p>
          </table:table-cell>
          <table:table-cell table:style-name="ce17" table:formula="of:=ORG.LIBREOFFICE.RANDBETWEEN.NV([.$G$3];[.$G$4])" office:value-type="float" office:value="33" calcext:value-type="float">
            <text:p>33</text:p>
          </table:table-cell>
          <table:table-cell/>
          <table:table-cell table:formula="of:=[.I25]" office:value-type="float" office:value="23" calcext:value-type="float">
            <text:p>23</text:p>
          </table:table-cell>
          <table:table-cell table:style-name="ce18" table:formula="of:=COM.MICROSOFT.RANK.AVG([.L25];[.$I$3:.$J$2051];1)" office:value-type="float" office:value="31" calcext:value-type="float">
            <text:p>31.0</text:p>
          </table:table-cell>
          <table:table-cell table:formula="of:=[.J25]" office:value-type="float" office:value="33" calcext:value-type="float">
            <text:p>33</text:p>
          </table:table-cell>
          <table:table-cell table:formula="of:=COM.MICROSOFT.RANK.AVG([.N25];[.$I$3:.$J$2050];1)" office:value-type="float" office:value="50" calcext:value-type="float">
            <text:p>50</text:p>
          </table:table-cell>
          <table:table-cell table:formula="of:=[.P24]+0.5" office:value-type="float" office:value="12.5" calcext:value-type="float">
            <text:p>12.5</text:p>
          </table:table-cell>
          <table:table-cell table:formula="of:=COUNTIF([.$R$3:.$S$30];[.P25])" office:value-type="float" office:value="4" calcext:value-type="float">
            <text:p>4</text:p>
          </table:table-cell>
          <table:table-cell table:style-name="ce19" table:formula="of:=[.M25]" office:value-type="float" office:value="31" calcext:value-type="float">
            <text:p>31.00</text:p>
          </table:table-cell>
          <table:table-cell table:style-name="ce19" table:formula="of:=[.O25]" office:value-type="float" office:value="50" calcext:value-type="float">
            <text:p>50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nk-biserial correlation (var 1)</text:p>
          </table:table-cell>
          <table:table-cell/>
          <table:table-cell table:style-name="ce11" table:formula="of:=ROUND([.C24]-[.C25];5)" office:value-type="float" office:value="-0.09949" calcext:value-type="float">
            <text:p>-0.09949</text:p>
          </table:table-cell>
          <table:table-cell table:style-name="ce15" table:formula="of:=COM.MICROSOFT.IFS([.C26]=AVERAGE([.$C$26:.$C$30]);&quot;ok&quot;;[.C26]&lt;&gt;AVERAGE([.$C$26:.$C$30]);&quot;error&quot;)" office:value-type="string" office:string-value="ok" calcext:value-type="string">
            <text:p>ok</text:p>
          </table:table-cell>
          <table:table-cell table:number-columns-repeated="4"/>
          <table:table-cell table:style-name="ce17" table:formula="of:=ORG.LIBREOFFICE.RANDBETWEEN.NV([.$G$1];[.$G$2])" office:value-type="float" office:value="15" calcext:value-type="float">
            <text:p>15</text:p>
          </table:table-cell>
          <table:table-cell table:style-name="ce17" table:formula="of:=ORG.LIBREOFFICE.RANDBETWEEN.NV([.$G$3];[.$G$4])" office:value-type="float" office:value="35" calcext:value-type="float">
            <text:p>35</text:p>
          </table:table-cell>
          <table:table-cell/>
          <table:table-cell table:formula="of:=[.I26]" office:value-type="float" office:value="15" calcext:value-type="float">
            <text:p>15</text:p>
          </table:table-cell>
          <table:table-cell table:style-name="ce18" table:formula="of:=COM.MICROSOFT.RANK.AVG([.L26];[.$I$3:.$J$2051];1)" office:value-type="float" office:value="7" calcext:value-type="float">
            <text:p>7.0</text:p>
          </table:table-cell>
          <table:table-cell table:formula="of:=[.J26]" office:value-type="float" office:value="35" calcext:value-type="float">
            <text:p>35</text:p>
          </table:table-cell>
          <table:table-cell table:formula="of:=COM.MICROSOFT.RANK.AVG([.N26];[.$I$3:.$J$2050];1)" office:value-type="float" office:value="55.5" calcext:value-type="float">
            <text:p>55.5</text:p>
          </table:table-cell>
          <table:table-cell table:formula="of:=[.P25]+0.5" office:value-type="float" office:value="13" calcext:value-type="float">
            <text:p>13</text:p>
          </table:table-cell>
          <table:table-cell table:formula="of:=COUNTIF([.$R$3:.$S$30];[.P26])" office:value-type="float" office:value="0" calcext:value-type="float">
            <text:p>0</text:p>
          </table:table-cell>
          <table:table-cell table:style-name="ce19" table:formula="of:=[.M26]" office:value-type="float" office:value="7" calcext:value-type="float">
            <text:p>7.00</text:p>
          </table:table-cell>
          <table:table-cell table:style-name="ce19" table:formula="of:=[.O26]" office:value-type="float" office:value="55.5" calcext:value-type="float">
            <text:p>55.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nk-biserial correlation (var 2)</text:p>
          </table:table-cell>
          <table:table-cell/>
          <table:table-cell table:style-name="ce11" table:formula="of:=ROUND([.C24]-(1-[.C24]);5)" office:value-type="float" office:value="-0.09949" calcext:value-type="float">
            <text:p>-0.09949</text:p>
          </table:table-cell>
          <table:table-cell table:formula="of:=COM.MICROSOFT.IFS([.C27]=AVERAGE([.$C$26:.$C$30]);&quot;ok&quot;;[.C27]&lt;&gt;AVERAGE([.$C$26:.$C$30]);&quot;error&quot;)" office:value-type="string" office:string-value="ok" calcext:value-type="string">
            <text:p>ok</text:p>
          </table:table-cell>
          <table:table-cell table:number-columns-repeated="4"/>
          <table:table-cell table:style-name="ce17" table:formula="of:=ORG.LIBREOFFICE.RANDBETWEEN.NV([.$G$1];[.$G$2])" office:value-type="float" office:value="21" calcext:value-type="float">
            <text:p>21</text:p>
          </table:table-cell>
          <table:table-cell table:style-name="ce17" table:formula="of:=ORG.LIBREOFFICE.RANDBETWEEN.NV([.$G$3];[.$G$4])" office:value-type="float" office:value="18" calcext:value-type="float">
            <text:p>18</text:p>
          </table:table-cell>
          <table:table-cell/>
          <table:table-cell table:formula="of:=[.I27]" office:value-type="float" office:value="21" calcext:value-type="float">
            <text:p>21</text:p>
          </table:table-cell>
          <table:table-cell table:style-name="ce18" table:formula="of:=COM.MICROSOFT.RANK.AVG([.L27];[.$I$3:.$J$2051];1)" office:value-type="float" office:value="28" calcext:value-type="float">
            <text:p>28.0</text:p>
          </table:table-cell>
          <table:table-cell table:formula="of:=[.J27]" office:value-type="float" office:value="18" calcext:value-type="float">
            <text:p>18</text:p>
          </table:table-cell>
          <table:table-cell table:formula="of:=COM.MICROSOFT.RANK.AVG([.N27];[.$I$3:.$J$2050];1)" office:value-type="float" office:value="16" calcext:value-type="float">
            <text:p>16</text:p>
          </table:table-cell>
          <table:table-cell table:formula="of:=[.P26]+0.5" office:value-type="float" office:value="13.5" calcext:value-type="float">
            <text:p>13.5</text:p>
          </table:table-cell>
          <table:table-cell table:formula="of:=COUNTIF([.$R$3:.$S$30];[.P27])" office:value-type="float" office:value="0" calcext:value-type="float">
            <text:p>0</text:p>
          </table:table-cell>
          <table:table-cell table:style-name="ce19" table:formula="of:=[.M27]" office:value-type="float" office:value="28" calcext:value-type="float">
            <text:p>28.00</text:p>
          </table:table-cell>
          <table:table-cell table:style-name="ce19" table:formula="of:=[.O27]" office:value-type="float" office:value="16" calcext:value-type="float">
            <text:p>16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nk-biserial correlation (var 3)</text:p>
          </table:table-cell>
          <table:table-cell/>
          <table:table-cell table:style-name="ce11" table:formula="of:=ROUND((2*[.C24])-1;5)" office:value-type="float" office:value="-0.09949" calcext:value-type="float">
            <text:p>-0.09949</text:p>
          </table:table-cell>
          <table:table-cell table:formula="of:=COM.MICROSOFT.IFS([.C28]=AVERAGE([.$C$26:.$C$30]);&quot;ok&quot;;[.C28]&lt;&gt;AVERAGE([.$C$26:.$C$30]);&quot;error&quot;)" office:value-type="string" office:string-value="ok" calcext:value-type="string">
            <text:p>ok</text:p>
          </table:table-cell>
          <table:table-cell table:number-columns-repeated="4"/>
          <table:table-cell table:style-name="ce17" table:formula="of:=ORG.LIBREOFFICE.RANDBETWEEN.NV([.$G$1];[.$G$2])" office:value-type="float" office:value="14" calcext:value-type="float">
            <text:p>14</text:p>
          </table:table-cell>
          <table:table-cell table:style-name="ce17" table:formula="of:=ORG.LIBREOFFICE.RANDBETWEEN.NV([.$G$3];[.$G$4])" office:value-type="float" office:value="17" calcext:value-type="float">
            <text:p>17</text:p>
          </table:table-cell>
          <table:table-cell/>
          <table:table-cell table:formula="of:=[.I28]" office:value-type="float" office:value="14" calcext:value-type="float">
            <text:p>14</text:p>
          </table:table-cell>
          <table:table-cell table:style-name="ce18" table:formula="of:=COM.MICROSOFT.RANK.AVG([.L28];[.$I$3:.$J$2051];1)" office:value-type="float" office:value="5" calcext:value-type="float">
            <text:p>5.0</text:p>
          </table:table-cell>
          <table:table-cell table:formula="of:=[.J28]" office:value-type="float" office:value="17" calcext:value-type="float">
            <text:p>17</text:p>
          </table:table-cell>
          <table:table-cell table:formula="of:=COM.MICROSOFT.RANK.AVG([.N28];[.$I$3:.$J$2050];1)" office:value-type="float" office:value="12.5" calcext:value-type="float">
            <text:p>12.5</text:p>
          </table:table-cell>
          <table:table-cell table:formula="of:=[.P27]+0.5" office:value-type="float" office:value="14" calcext:value-type="float">
            <text:p>14</text:p>
          </table:table-cell>
          <table:table-cell table:formula="of:=COUNTIF([.$R$3:.$S$30];[.P28])" office:value-type="float" office:value="0" calcext:value-type="float">
            <text:p>0</text:p>
          </table:table-cell>
          <table:table-cell table:style-name="ce19" table:formula="of:=[.M28]" office:value-type="float" office:value="5" calcext:value-type="float">
            <text:p>5.00</text:p>
          </table:table-cell>
          <table:table-cell table:style-name="ce19" table:formula="of:=[.O28]" office:value-type="float" office:value="12.5" calcext:value-type="float">
            <text:p>12.5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nk-biserial correlation (var 4)</text:p>
          </table:table-cell>
          <table:table-cell/>
          <table:table-cell table:style-name="ce11" table:formula="of:=ROUND((2*[.C20])/([.C2]*[.C3])-1;5)" office:value-type="float" office:value="-0.09949" calcext:value-type="float">
            <text:p>-0.09949</text:p>
          </table:table-cell>
          <table:table-cell table:formula="of:=COM.MICROSOFT.IFS([.C29]=AVERAGE([.$C$26:.$C$30]);&quot;ok&quot;;[.C29]&lt;&gt;AVERAGE([.$C$26:.$C$30]);&quot;error&quot;)" office:value-type="string" office:string-value="ok" calcext:value-type="string">
            <text:p>ok</text:p>
          </table:table-cell>
          <table:table-cell table:number-columns-repeated="4"/>
          <table:table-cell table:style-name="ce17" table:formula="of:=ORG.LIBREOFFICE.RANDBETWEEN.NV([.$G$1];[.$G$2])" office:value-type="float" office:value="32" calcext:value-type="float">
            <text:p>32</text:p>
          </table:table-cell>
          <table:table-cell table:style-name="ce17" table:formula="of:=ORG.LIBREOFFICE.RANDBETWEEN.NV([.$G$3];[.$G$4])" office:value-type="float" office:value="25" calcext:value-type="float">
            <text:p>25</text:p>
          </table:table-cell>
          <table:table-cell/>
          <table:table-cell table:formula="of:=[.I29]" office:value-type="float" office:value="32" calcext:value-type="float">
            <text:p>32</text:p>
          </table:table-cell>
          <table:table-cell table:style-name="ce18" table:formula="of:=COM.MICROSOFT.RANK.AVG([.L29];[.$I$3:.$J$2051];1)" office:value-type="float" office:value="48" calcext:value-type="float">
            <text:p>48.0</text:p>
          </table:table-cell>
          <table:table-cell table:formula="of:=[.J29]" office:value-type="float" office:value="25" calcext:value-type="float">
            <text:p>25</text:p>
          </table:table-cell>
          <table:table-cell table:formula="of:=COM.MICROSOFT.RANK.AVG([.N29];[.$I$3:.$J$2050];1)" office:value-type="float" office:value="33" calcext:value-type="float">
            <text:p>33</text:p>
          </table:table-cell>
          <table:table-cell table:formula="of:=[.P28]+0.5" office:value-type="float" office:value="14.5" calcext:value-type="float">
            <text:p>14.5</text:p>
          </table:table-cell>
          <table:table-cell table:formula="of:=COUNTIF([.$R$3:.$S$30];[.P29])" office:value-type="float" office:value="0" calcext:value-type="float">
            <text:p>0</text:p>
          </table:table-cell>
          <table:table-cell table:style-name="ce19" table:formula="of:=[.M29]" office:value-type="float" office:value="48" calcext:value-type="float">
            <text:p>48.00</text:p>
          </table:table-cell>
          <table:table-cell table:style-name="ce19" table:formula="of:=[.O29]" office:value-type="float" office:value="33" calcext:value-type="float">
            <text:p>33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nk-biserial correlation (var 5)</text:p>
          </table:table-cell>
          <table:table-cell/>
          <table:table-cell table:style-name="ce11" table:formula="of:=ROUND(1-(2*[.C21])/([.C2]*[.C3]);5)" office:value-type="float" office:value="-0.09949" calcext:value-type="float">
            <text:p>-0.09949</text:p>
          </table:table-cell>
          <table:table-cell table:formula="of:=COM.MICROSOFT.IFS([.C30]=AVERAGE([.$C$26:.$C$30]);&quot;ok&quot;;[.C30]&lt;&gt;AVERAGE([.$C$26:.$C$30]);&quot;error&quot;)" office:value-type="string" office:string-value="ok" calcext:value-type="string">
            <text:p>ok</text:p>
          </table:table-cell>
          <table:table-cell table:number-columns-repeated="4"/>
          <table:table-cell table:style-name="ce17" table:formula="of:=ORG.LIBREOFFICE.RANDBETWEEN.NV([.$G$1];[.$G$2])" office:value-type="float" office:value="20" calcext:value-type="float">
            <text:p>20</text:p>
          </table:table-cell>
          <table:table-cell table:style-name="ce17" table:formula="of:=ORG.LIBREOFFICE.RANDBETWEEN.NV([.$G$3];[.$G$4])" office:value-type="float" office:value="16" calcext:value-type="float">
            <text:p>16</text:p>
          </table:table-cell>
          <table:table-cell/>
          <table:table-cell table:formula="of:=[.I30]" office:value-type="float" office:value="20" calcext:value-type="float">
            <text:p>20</text:p>
          </table:table-cell>
          <table:table-cell table:style-name="ce18" table:formula="of:=COM.MICROSOFT.RANK.AVG([.L30];[.$I$3:.$J$2051];1)" office:value-type="float" office:value="24.5" calcext:value-type="float">
            <text:p>24.5</text:p>
          </table:table-cell>
          <table:table-cell table:formula="of:=[.J30]" office:value-type="float" office:value="16" calcext:value-type="float">
            <text:p>16</text:p>
          </table:table-cell>
          <table:table-cell table:formula="of:=COM.MICROSOFT.RANK.AVG([.N30];[.$I$3:.$J$2050];1)" office:value-type="float" office:value="9" calcext:value-type="float">
            <text:p>9</text:p>
          </table:table-cell>
          <table:table-cell table:formula="of:=[.P29]+0.5" office:value-type="float" office:value="15" calcext:value-type="float">
            <text:p>15</text:p>
          </table:table-cell>
          <table:table-cell table:formula="of:=COUNTIF([.$R$3:.$S$30];[.P30])" office:value-type="float" office:value="0" calcext:value-type="float">
            <text:p>0</text:p>
          </table:table-cell>
          <table:table-cell table:style-name="ce19" table:formula="of:=[.M30]" office:value-type="float" office:value="24.5" calcext:value-type="float">
            <text:p>24.50</text:p>
          </table:table-cell>
          <table:table-cell table:style-name="ce19" table:formula="of:=[.O30]" office:value-type="float" office:value="9" calcext:value-type="float">
            <text:p>9.0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ank-biserial correlation</text:p>
          </table:table-cell>
          <table:table-cell office:value-type="string" calcext:value-type="string">
            <text:p>r</text:p>
          </table:table-cell>
          <table:table-cell table:style-name="ce11" table:formula="of:=[.C26]" office:value-type="float" office:value="-0.09949" calcext:value-type="float">
            <text:p>-0.09949</text:p>
          </table:table-cell>
          <table:table-cell table:style-name="ce16" table:formula="of:=AND([.D26]=&quot;ok&quot;;[.D27]=&quot;ok&quot;;[.D28]=&quot;ok&quot;;[.D29]=&quot;ok&quot;;[.D30]=&quot;ok&quot;)" office:value-type="boolean" office:boolean-value="true" calcext:value-type="boolean">
            <text:p>TRUE</text:p>
          </table:table-cell>
          <table:table-cell table:number-columns-repeated="4"/>
          <table:table-cell table:style-name="ce12" table:number-columns-repeated="2"/>
          <table:table-cell table:number-columns-repeated="5"/>
          <table:table-cell table:formula="of:=[.P30]+0.5" office:value-type="float" office:value="15.5" calcext:value-type="float">
            <text:p>15.5</text:p>
          </table:table-cell>
          <table:table-cell table:formula="of:=COUNTIF([.$R$3:.$S$30];[.P3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1]+0.5" office:value-type="float" office:value="16" calcext:value-type="float">
            <text:p>16</text:p>
          </table:table-cell>
          <table:table-cell table:formula="of:=COUNTIF([.$R$3:.$S$30];[.P32]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2]+0.5" office:value-type="float" office:value="16.5" calcext:value-type="float">
            <text:p>16.5</text:p>
          </table:table-cell>
          <table:table-cell table:formula="of:=COUNTIF([.$R$3:.$S$30];[.P3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3]+0.5" office:value-type="float" office:value="17" calcext:value-type="float">
            <text:p>17</text:p>
          </table:table-cell>
          <table:table-cell table:formula="of:=COUNTIF([.$R$3:.$S$30];[.P3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4]+0.5" office:value-type="float" office:value="17.5" calcext:value-type="float">
            <text:p>17.5</text:p>
          </table:table-cell>
          <table:table-cell table:formula="of:=COUNTIF([.$R$3:.$S$30];[.P3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5]+0.5" office:value-type="float" office:value="18" calcext:value-type="float">
            <text:p>18</text:p>
          </table:table-cell>
          <table:table-cell table:formula="of:=COUNTIF([.$R$3:.$S$30];[.P36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6]+0.5" office:value-type="float" office:value="18.5" calcext:value-type="float">
            <text:p>18.5</text:p>
          </table:table-cell>
          <table:table-cell table:formula="of:=COUNTIF([.$R$3:.$S$30];[.P3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7]+0.5" office:value-type="float" office:value="19" calcext:value-type="float">
            <text:p>19</text:p>
          </table:table-cell>
          <table:table-cell table:formula="of:=COUNTIF([.$R$3:.$S$30];[.P3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8]+0.5" office:value-type="float" office:value="19.5" calcext:value-type="float">
            <text:p>19.5</text:p>
          </table:table-cell>
          <table:table-cell table:formula="of:=COUNTIF([.$R$3:.$S$30];[.P39]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39]+0.5" office:value-type="float" office:value="20" calcext:value-type="float">
            <text:p>20</text:p>
          </table:table-cell>
          <table:table-cell table:formula="of:=COUNTIF([.$R$3:.$S$30];[.P40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0]+0.5" office:value-type="float" office:value="20.5" calcext:value-type="float">
            <text:p>20.5</text:p>
          </table:table-cell>
          <table:table-cell table:formula="of:=COUNTIF([.$R$3:.$S$30];[.P4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1]+0.5" office:value-type="float" office:value="21" calcext:value-type="float">
            <text:p>21</text:p>
          </table:table-cell>
          <table:table-cell table:formula="of:=COUNTIF([.$R$3:.$S$30];[.P42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2]+0.5" office:value-type="float" office:value="21.5" calcext:value-type="float">
            <text:p>21.5</text:p>
          </table:table-cell>
          <table:table-cell table:formula="of:=COUNTIF([.$R$3:.$S$30];[.P4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3]+0.5" office:value-type="float" office:value="22" calcext:value-type="float">
            <text:p>22</text:p>
          </table:table-cell>
          <table:table-cell table:formula="of:=COUNTIF([.$R$3:.$S$30];[.P4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4]+0.5" office:value-type="float" office:value="22.5" calcext:value-type="float">
            <text:p>22.5</text:p>
          </table:table-cell>
          <table:table-cell table:formula="of:=COUNTIF([.$R$3:.$S$30];[.P4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5]+0.5" office:value-type="float" office:value="23" calcext:value-type="float">
            <text:p>23</text:p>
          </table:table-cell>
          <table:table-cell table:formula="of:=COUNTIF([.$R$3:.$S$30];[.P46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6]+0.5" office:value-type="float" office:value="23.5" calcext:value-type="float">
            <text:p>23.5</text:p>
          </table:table-cell>
          <table:table-cell table:formula="of:=COUNTIF([.$R$3:.$S$30];[.P4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7]+0.5" office:value-type="float" office:value="24" calcext:value-type="float">
            <text:p>24</text:p>
          </table:table-cell>
          <table:table-cell table:formula="of:=COUNTIF([.$R$3:.$S$30];[.P4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8]+0.5" office:value-type="float" office:value="24.5" calcext:value-type="float">
            <text:p>24.5</text:p>
          </table:table-cell>
          <table:table-cell table:formula="of:=COUNTIF([.$R$3:.$S$30];[.P49]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49]+0.5" office:value-type="float" office:value="25" calcext:value-type="float">
            <text:p>25</text:p>
          </table:table-cell>
          <table:table-cell table:formula="of:=COUNTIF([.$R$3:.$S$30];[.P50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0]+0.5" office:value-type="float" office:value="25.5" calcext:value-type="float">
            <text:p>25.5</text:p>
          </table:table-cell>
          <table:table-cell table:formula="of:=COUNTIF([.$R$3:.$S$30];[.P5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1]+0.5" office:value-type="float" office:value="26" calcext:value-type="float">
            <text:p>26</text:p>
          </table:table-cell>
          <table:table-cell table:formula="of:=COUNTIF([.$R$3:.$S$30];[.P52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2]+0.5" office:value-type="float" office:value="26.5" calcext:value-type="float">
            <text:p>26.5</text:p>
          </table:table-cell>
          <table:table-cell table:formula="of:=COUNTIF([.$R$3:.$S$30];[.P5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3]+0.5" office:value-type="float" office:value="27" calcext:value-type="float">
            <text:p>27</text:p>
          </table:table-cell>
          <table:table-cell table:formula="of:=COUNTIF([.$R$3:.$S$30];[.P5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4]+0.5" office:value-type="float" office:value="27.5" calcext:value-type="float">
            <text:p>27.5</text:p>
          </table:table-cell>
          <table:table-cell table:formula="of:=COUNTIF([.$R$3:.$S$30];[.P5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5]+0.5" office:value-type="float" office:value="28" calcext:value-type="float">
            <text:p>28</text:p>
          </table:table-cell>
          <table:table-cell table:formula="of:=COUNTIF([.$R$3:.$S$30];[.P56]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6]+0.5" office:value-type="float" office:value="28.5" calcext:value-type="float">
            <text:p>28.5</text:p>
          </table:table-cell>
          <table:table-cell table:formula="of:=COUNTIF([.$R$3:.$S$30];[.P5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7]+0.5" office:value-type="float" office:value="29" calcext:value-type="float">
            <text:p>29</text:p>
          </table:table-cell>
          <table:table-cell table:formula="of:=COUNTIF([.$R$3:.$S$30];[.P58]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8]+0.5" office:value-type="float" office:value="29.5" calcext:value-type="float">
            <text:p>29.5</text:p>
          </table:table-cell>
          <table:table-cell table:formula="of:=COUNTIF([.$R$3:.$S$30];[.P59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59]+0.5" office:value-type="float" office:value="30" calcext:value-type="float">
            <text:p>30</text:p>
          </table:table-cell>
          <table:table-cell table:formula="of:=COUNTIF([.$R$3:.$S$30];[.P60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60]+0.5" office:value-type="float" office:value="30.5" calcext:value-type="float">
            <text:p>30.5</text:p>
          </table:table-cell>
          <table:table-cell table:formula="of:=COUNTIF([.$R$3:.$S$30];[.P6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61]+0.5" office:value-type="float" office:value="31" calcext:value-type="float">
            <text:p>31</text:p>
          </table:table-cell>
          <table:table-cell table:formula="of:=COUNTIF([.$R$3:.$S$30];[.P62]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62]+0.5" office:value-type="float" office:value="31.5" calcext:value-type="float">
            <text:p>31.5</text:p>
          </table:table-cell>
          <table:table-cell table:formula="of:=COUNTIF([.$R$3:.$S$30];[.P6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63]+0.5" office:value-type="float" office:value="32" calcext:value-type="float">
            <text:p>32</text:p>
          </table:table-cell>
          <table:table-cell table:formula="of:=COUNTIF([.$R$3:.$S$30];[.P6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64]+0.5" office:value-type="float" office:value="32.5" calcext:value-type="float">
            <text:p>32.5</text:p>
          </table:table-cell>
          <table:table-cell table:formula="of:=COUNTIF([.$R$3:.$S$30];[.P6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65]+0.5" office:value-type="float" office:value="33" calcext:value-type="float">
            <text:p>33</text:p>
          </table:table-cell>
          <table:table-cell table:formula="of:=COUNTIF([.$R$3:.$S$30];[.P66]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2" table:number-columns-repeated="2"/>
          <table:table-cell table:number-columns-repeated="5"/>
          <table:table-cell table:formula="of:=[.P66]+0.5" office:value-type="float" office:value="33.5" calcext:value-type="float">
            <text:p>33.5</text:p>
          </table:table-cell>
          <table:table-cell table:formula="of:=COUNTIF([.$R$3:.$S$30];[.P6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67]+0.5" office:value-type="float" office:value="34" calcext:value-type="float">
            <text:p>34</text:p>
          </table:table-cell>
          <table:table-cell table:formula="of:=COUNTIF([.$R$3:.$S$30];[.P6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68]+0.5" office:value-type="float" office:value="34.5" calcext:value-type="float">
            <text:p>34.5</text:p>
          </table:table-cell>
          <table:table-cell table:formula="of:=COUNTIF([.$R$3:.$S$30];[.P69]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69]+0.5" office:value-type="float" office:value="35" calcext:value-type="float">
            <text:p>35</text:p>
          </table:table-cell>
          <table:table-cell table:formula="of:=COUNTIF([.$R$3:.$S$30];[.P70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0]+0.5" office:value-type="float" office:value="35.5" calcext:value-type="float">
            <text:p>35.5</text:p>
          </table:table-cell>
          <table:table-cell table:formula="of:=COUNTIF([.$R$3:.$S$30];[.P7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1]+0.5" office:value-type="float" office:value="36" calcext:value-type="float">
            <text:p>36</text:p>
          </table:table-cell>
          <table:table-cell table:formula="of:=COUNTIF([.$R$3:.$S$30];[.P72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2]+0.5" office:value-type="float" office:value="36.5" calcext:value-type="float">
            <text:p>36.5</text:p>
          </table:table-cell>
          <table:table-cell table:formula="of:=COUNTIF([.$R$3:.$S$30];[.P7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3]+0.5" office:value-type="float" office:value="37" calcext:value-type="float">
            <text:p>37</text:p>
          </table:table-cell>
          <table:table-cell table:formula="of:=COUNTIF([.$R$3:.$S$30];[.P74]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4]+0.5" office:value-type="float" office:value="37.5" calcext:value-type="float">
            <text:p>37.5</text:p>
          </table:table-cell>
          <table:table-cell table:formula="of:=COUNTIF([.$R$3:.$S$30];[.P7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5]+0.5" office:value-type="float" office:value="38" calcext:value-type="float">
            <text:p>38</text:p>
          </table:table-cell>
          <table:table-cell table:formula="of:=COUNTIF([.$R$3:.$S$30];[.P76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6]+0.5" office:value-type="float" office:value="38.5" calcext:value-type="float">
            <text:p>38.5</text:p>
          </table:table-cell>
          <table:table-cell table:formula="of:=COUNTIF([.$R$3:.$S$30];[.P7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7]+0.5" office:value-type="float" office:value="39" calcext:value-type="float">
            <text:p>39</text:p>
          </table:table-cell>
          <table:table-cell table:formula="of:=COUNTIF([.$R$3:.$S$30];[.P78]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8]+0.5" office:value-type="float" office:value="39.5" calcext:value-type="float">
            <text:p>39.5</text:p>
          </table:table-cell>
          <table:table-cell table:formula="of:=COUNTIF([.$R$3:.$S$30];[.P79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79]+0.5" office:value-type="float" office:value="40" calcext:value-type="float">
            <text:p>40</text:p>
          </table:table-cell>
          <table:table-cell table:formula="of:=COUNTIF([.$R$3:.$S$30];[.P80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0]+0.5" office:value-type="float" office:value="40.5" calcext:value-type="float">
            <text:p>40.5</text:p>
          </table:table-cell>
          <table:table-cell table:formula="of:=COUNTIF([.$R$3:.$S$30];[.P8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1]+0.5" office:value-type="float" office:value="41" calcext:value-type="float">
            <text:p>41</text:p>
          </table:table-cell>
          <table:table-cell table:formula="of:=COUNTIF([.$R$3:.$S$30];[.P82]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2]+0.5" office:value-type="float" office:value="41.5" calcext:value-type="float">
            <text:p>41.5</text:p>
          </table:table-cell>
          <table:table-cell table:formula="of:=COUNTIF([.$R$3:.$S$30];[.P8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3]+0.5" office:value-type="float" office:value="42" calcext:value-type="float">
            <text:p>42</text:p>
          </table:table-cell>
          <table:table-cell table:formula="of:=COUNTIF([.$R$3:.$S$30];[.P8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4]+0.5" office:value-type="float" office:value="42.5" calcext:value-type="float">
            <text:p>42.5</text:p>
          </table:table-cell>
          <table:table-cell table:formula="of:=COUNTIF([.$R$3:.$S$30];[.P8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5]+0.5" office:value-type="float" office:value="43" calcext:value-type="float">
            <text:p>43</text:p>
          </table:table-cell>
          <table:table-cell table:formula="of:=COUNTIF([.$R$3:.$S$30];[.P86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6]+0.5" office:value-type="float" office:value="43.5" calcext:value-type="float">
            <text:p>43.5</text:p>
          </table:table-cell>
          <table:table-cell table:formula="of:=COUNTIF([.$R$3:.$S$30];[.P8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7]+0.5" office:value-type="float" office:value="44" calcext:value-type="float">
            <text:p>44</text:p>
          </table:table-cell>
          <table:table-cell table:formula="of:=COUNTIF([.$R$3:.$S$30];[.P88]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8]+0.5" office:value-type="float" office:value="44.5" calcext:value-type="float">
            <text:p>44.5</text:p>
          </table:table-cell>
          <table:table-cell table:formula="of:=COUNTIF([.$R$3:.$S$30];[.P89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89]+0.5" office:value-type="float" office:value="45" calcext:value-type="float">
            <text:p>45</text:p>
          </table:table-cell>
          <table:table-cell table:formula="of:=COUNTIF([.$R$3:.$S$30];[.P90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0]+0.5" office:value-type="float" office:value="45.5" calcext:value-type="float">
            <text:p>45.5</text:p>
          </table:table-cell>
          <table:table-cell table:formula="of:=COUNTIF([.$R$3:.$S$30];[.P9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1]+0.5" office:value-type="float" office:value="46" calcext:value-type="float">
            <text:p>46</text:p>
          </table:table-cell>
          <table:table-cell table:formula="of:=COUNTIF([.$R$3:.$S$30];[.P92]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2]+0.5" office:value-type="float" office:value="46.5" calcext:value-type="float">
            <text:p>46.5</text:p>
          </table:table-cell>
          <table:table-cell table:formula="of:=COUNTIF([.$R$3:.$S$30];[.P9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3]+0.5" office:value-type="float" office:value="47" calcext:value-type="float">
            <text:p>47</text:p>
          </table:table-cell>
          <table:table-cell table:formula="of:=COUNTIF([.$R$3:.$S$30];[.P9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4]+0.5" office:value-type="float" office:value="47.5" calcext:value-type="float">
            <text:p>47.5</text:p>
          </table:table-cell>
          <table:table-cell table:formula="of:=COUNTIF([.$R$3:.$S$30];[.P95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5]+0.5" office:value-type="float" office:value="48" calcext:value-type="float">
            <text:p>48</text:p>
          </table:table-cell>
          <table:table-cell table:formula="of:=COUNTIF([.$R$3:.$S$30];[.P96]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6]+0.5" office:value-type="float" office:value="48.5" calcext:value-type="float">
            <text:p>48.5</text:p>
          </table:table-cell>
          <table:table-cell table:formula="of:=COUNTIF([.$R$3:.$S$30];[.P9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7]+0.5" office:value-type="float" office:value="49" calcext:value-type="float">
            <text:p>49</text:p>
          </table:table-cell>
          <table:table-cell table:formula="of:=COUNTIF([.$R$3:.$S$30];[.P9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8]+0.5" office:value-type="float" office:value="49.5" calcext:value-type="float">
            <text:p>49.5</text:p>
          </table:table-cell>
          <table:table-cell table:formula="of:=COUNTIF([.$R$3:.$S$30];[.P99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99]+0.5" office:value-type="float" office:value="50" calcext:value-type="float">
            <text:p>50</text:p>
          </table:table-cell>
          <table:table-cell table:formula="of:=COUNTIF([.$R$3:.$S$30];[.P100]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0]+0.5" office:value-type="float" office:value="50.5" calcext:value-type="float">
            <text:p>50.5</text:p>
          </table:table-cell>
          <table:table-cell table:formula="of:=COUNTIF([.$R$3:.$S$30];[.P101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1]+0.5" office:value-type="float" office:value="51" calcext:value-type="float">
            <text:p>51</text:p>
          </table:table-cell>
          <table:table-cell table:formula="of:=COUNTIF([.$R$3:.$S$30];[.P102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2]+0.5" office:value-type="float" office:value="51.5" calcext:value-type="float">
            <text:p>51.5</text:p>
          </table:table-cell>
          <table:table-cell table:formula="of:=COUNTIF([.$R$3:.$S$30];[.P10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3]+0.5" office:value-type="float" office:value="52" calcext:value-type="float">
            <text:p>52</text:p>
          </table:table-cell>
          <table:table-cell table:formula="of:=COUNTIF([.$R$3:.$S$30];[.P10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4]+0.5" office:value-type="float" office:value="52.5" calcext:value-type="float">
            <text:p>52.5</text:p>
          </table:table-cell>
          <table:table-cell table:formula="of:=COUNTIF([.$R$3:.$S$30];[.P105]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5]+0.5" office:value-type="float" office:value="53" calcext:value-type="float">
            <text:p>53</text:p>
          </table:table-cell>
          <table:table-cell table:formula="of:=COUNTIF([.$R$3:.$S$30];[.P106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6]+0.5" office:value-type="float" office:value="53.5" calcext:value-type="float">
            <text:p>53.5</text:p>
          </table:table-cell>
          <table:table-cell table:formula="of:=COUNTIF([.$R$3:.$S$30];[.P10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15"/>
          <table:table-cell table:formula="of:=[.P107]+0.5" office:value-type="float" office:value="54" calcext:value-type="float">
            <text:p>54</text:p>
          </table:table-cell>
          <table:table-cell table:formula="of:=COUNTIF([.$R$3:.$S$30];[.P108])" office:value-type="float" office:value="0" calcext:value-type="float">
            <text:p>0</text:p>
          </table:table-cell>
          <table:table-cell table:number-columns-repeated="1005"/>
        </table:table-row>
        <table:table-row table:style-name="ro2" table:number-rows-repeated="1048467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'U-test'.D6:'U-test'.D6">
            <calcext:color-scale>
              <calcext:color-scale-entry calcext:value="0" calcext:type="minimum" calcext:color="#ff0000"/>
              <calcext:color-scale-entry calcext:value="0" calcext:type="minimum" calcext:color="#ffff00"/>
              <calcext:color-scale-entry calcext:value="=AND([.D4]=&quot;ok&quot;;[.D5]=&quot;ok&quot;)" calcext:type="formula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U-test'.T3:'U-test'.T10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7:21:15.36872265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5:10:51.424000000</meta:creation-date>
    <dc:date>2022-05-17T20:51:30.959167018</dc:date>
    <meta:editing-duration>PT1H30M58S</meta:editing-duration>
    <meta:editing-cycles>10</meta:editing-cycles>
    <meta:generator>LibreOffice/7.3.3.2$Linux_X86_64 LibreOffice_project/30$Build-2</meta:generator>
    <meta:document-statistic meta:table-count="2" meta:cell-count="803" meta:object-count="0"/>
  </office:meta>
</office:document-meta>
</file>